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846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1.56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RXE" table:style-name="ta1">
        <table:shapes>
          <draw:frame draw:z-index="0" draw:style-name="gr1" svg:width="13.839in" svg:height="7.0752in" svg:x="3.0098in" svg:y="5.8138in">
            <draw:object draw:notify-on-update-of-ranges="TCP.A2:TCP.A40 RXE.B1:RXE.B1 RXE.B2:RXE.B40 TCP.B1:TCP.B1 TCP.B2:TCP.B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839in" svg:height="7.0752in" svg:x="3.565in" svg:y="14.2008in">
            <draw:object draw:notify-on-update-of-ranges="TCP.A41:TCP.A83 RXE.B1:RXE.B1 RXE.B41:RXE.B83 TCP.B1:TCP.B1 TCP.B41:TCP.B8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3.839in" svg:height="7.0752in" svg:x="6.7957in" svg:y="24.8795in">
            <draw:object draw:notify-on-update-of-ranges="TCP.A41:TCP.A83 RXE.B1:RXE.B1 RXE.D41:RXE.D83 TCP.B1:TCP.B1 TCP.D41:TCP.D8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3.839in" svg:height="7.0752in" svg:x="6.7957in" svg:y="35.174in">
            <draw:object draw:notify-on-update-of-ranges="TCP.A2:TCP.A40 RXE.B1:RXE.B1 RXE.D2:RXE.D40 TCP.B1:TCP.B1 TCP.D2:TCP.D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Message Size (B)</text:p>
          </table:table-cell>
          <table:table-cell office:value-type="string">
            <text:p>RoCE</text:p>
          </table:table-cell>
          <table:table-cell office:value-type="string">
            <text:p>Latency (s)</text:p>
          </table:table-cell>
          <table:table-cell office:value-type="string">
            <text:p>Latency (microsecond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0257">
            <text:p>0.020257</text:p>
          </table:table-cell>
          <table:table-cell office:value-type="float" office:value="0.00037664">
            <text:p>0.00037664</text:p>
          </table:table-cell>
          <table:table-cell table:formula="of:=[.C2]*10^6" office:value-type="float" office:value="376.64">
            <text:p>376.6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40315">
            <text:p>0.040315</text:p>
          </table:table-cell>
          <table:table-cell office:value-type="float" office:value="0.00037849">
            <text:p>0.00037849</text:p>
          </table:table-cell>
          <table:table-cell table:formula="of:=[.C3]*10^6" office:value-type="float" office:value="378.49">
            <text:p>378.4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60021">
            <text:p>0.060021</text:p>
          </table:table-cell>
          <table:table-cell office:value-type="float" office:value="0.00038134">
            <text:p>0.00038134</text:p>
          </table:table-cell>
          <table:table-cell table:formula="of:=[.C4]*10^6" office:value-type="float" office:value="381.34">
            <text:p>381.3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79522">
            <text:p>0.079522</text:p>
          </table:table-cell>
          <table:table-cell office:value-type="float" office:value="0.00038376">
            <text:p>0.00038376</text:p>
          </table:table-cell>
          <table:table-cell table:formula="of:=[.C5]*10^6" office:value-type="float" office:value="383.76">
            <text:p>383.7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19828">
            <text:p>0.119828</text:p>
          </table:table-cell>
          <table:table-cell office:value-type="float" office:value="0.00038202">
            <text:p>0.00038202</text:p>
          </table:table-cell>
          <table:table-cell table:formula="of:=[.C6]*10^6" office:value-type="float" office:value="382.02">
            <text:p>382.0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57922">
            <text:p>0.157922</text:p>
          </table:table-cell>
          <table:table-cell office:value-type="float" office:value="0.00038649">
            <text:p>0.00038649</text:p>
          </table:table-cell>
          <table:table-cell table:formula="of:=[.C7]*10^6" office:value-type="float" office:value="386.49">
            <text:p>386.4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38001">
            <text:p>0.238001</text:p>
          </table:table-cell>
          <table:table-cell office:value-type="float" office:value="0.00038467">
            <text:p>0.00038467</text:p>
          </table:table-cell>
          <table:table-cell table:formula="of:=[.C8]*10^6" office:value-type="float" office:value="384.67">
            <text:p>384.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54027">
            <text:p>0.254027</text:p>
          </table:table-cell>
          <table:table-cell office:value-type="float" office:value="0.00039044">
            <text:p>0.00039044</text:p>
          </table:table-cell>
          <table:table-cell table:formula="of:=[.C9]*10^6" office:value-type="float" office:value="390.44">
            <text:p>390.4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15777">
            <text:p>0.315777</text:p>
          </table:table-cell>
          <table:table-cell office:value-type="float" office:value="0.00038657">
            <text:p>0.00038657</text:p>
          </table:table-cell>
          <table:table-cell table:formula="of:=[.C10]*10^6" office:value-type="float" office:value="386.57">
            <text:p>386.5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80941">
            <text:p>0.380941</text:p>
          </table:table-cell>
          <table:table-cell office:value-type="float" office:value="0.00038053">
            <text:p>0.00038053</text:p>
          </table:table-cell>
          <table:table-cell table:formula="of:=[.C11]*10^6" office:value-type="float" office:value="380.53">
            <text:p>380.5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18408">
            <text:p>0.418408</text:p>
          </table:table-cell>
          <table:table-cell office:value-type="float" office:value="0.00038292">
            <text:p>0.00038292</text:p>
          </table:table-cell>
          <table:table-cell table:formula="of:=[.C12]*10^6" office:value-type="float" office:value="382.92">
            <text:p>382.9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72983">
            <text:p>0.472983</text:p>
          </table:table-cell>
          <table:table-cell office:value-type="float" office:value="0.00038713">
            <text:p>0.00038713</text:p>
          </table:table-cell>
          <table:table-cell table:formula="of:=[.C13]*10^6" office:value-type="float" office:value="387.13">
            <text:p>387.1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4531">
            <text:p>0.54531</text:p>
          </table:table-cell>
          <table:table-cell office:value-type="float" office:value="0.00037776">
            <text:p>0.00037776</text:p>
          </table:table-cell>
          <table:table-cell table:formula="of:=[.C14]*10^6" office:value-type="float" office:value="377.76">
            <text:p>377.7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56717">
            <text:p>0.556717</text:p>
          </table:table-cell>
          <table:table-cell office:value-type="float" office:value="0.00039742">
            <text:p>0.00039742</text:p>
          </table:table-cell>
          <table:table-cell table:formula="of:=[.C15]*10^6" office:value-type="float" office:value="397.42">
            <text:p>397.4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19497">
            <text:p>0.619497</text:p>
          </table:table-cell>
          <table:table-cell office:value-type="float" office:value="0.0003941">
            <text:p>0.0003941</text:p>
          </table:table-cell>
          <table:table-cell table:formula="of:=[.C16]*10^6" office:value-type="float" office:value="394.1">
            <text:p>394.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69909">
            <text:p>0.69909</text:p>
          </table:table-cell>
          <table:table-cell office:value-type="float" office:value="0.00038197">
            <text:p>0.00038197</text:p>
          </table:table-cell>
          <table:table-cell table:formula="of:=[.C17]*10^6" office:value-type="float" office:value="381.97">
            <text:p>381.9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881148">
            <text:p>0.881148</text:p>
          </table:table-cell>
          <table:table-cell office:value-type="float" office:value="0.00038963">
            <text:p>0.00038963</text:p>
          </table:table-cell>
          <table:table-cell table:formula="of:=[.C18]*10^6" office:value-type="float" office:value="389.63">
            <text:p>389.6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42698">
            <text:p>0.942698</text:p>
          </table:table-cell>
          <table:table-cell office:value-type="float" office:value="0.00038847">
            <text:p>0.00038847</text:p>
          </table:table-cell>
          <table:table-cell table:formula="of:=[.C19]*10^6" office:value-type="float" office:value="388.47">
            <text:p>388.4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.002635">
            <text:p>1.002635</text:p>
          </table:table-cell>
          <table:table-cell office:value-type="float" office:value="0.00038808">
            <text:p>0.00038808</text:p>
          </table:table-cell>
          <table:table-cell table:formula="of:=[.C20]*10^6" office:value-type="float" office:value="388.08">
            <text:p>388.0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.188189">
            <text:p>1.188189</text:p>
          </table:table-cell>
          <table:table-cell office:value-type="float" office:value="0.00039168">
            <text:p>0.00039168</text:p>
          </table:table-cell>
          <table:table-cell table:formula="of:=[.C21]*10^6" office:value-type="float" office:value="391.68">
            <text:p>391.6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.244395">
            <text:p>1.244395</text:p>
          </table:table-cell>
          <table:table-cell office:value-type="float" office:value="0.00039238">
            <text:p>0.00039238</text:p>
          </table:table-cell>
          <table:table-cell table:formula="of:=[.C22]*10^6" office:value-type="float" office:value="392.38">
            <text:p>392.3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.28816">
            <text:p>1.28816</text:p>
          </table:table-cell>
          <table:table-cell office:value-type="float" office:value="0.00039682">
            <text:p>0.00039682</text:p>
          </table:table-cell>
          <table:table-cell table:formula="of:=[.C23]*10^6" office:value-type="float" office:value="396.82">
            <text:p>396.82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.799613">
            <text:p>1.799613</text:p>
          </table:table-cell>
          <table:table-cell office:value-type="float" office:value="0.00039427">
            <text:p>0.00039427</text:p>
          </table:table-cell>
          <table:table-cell table:formula="of:=[.C24]*10^6" office:value-type="float" office:value="394.27">
            <text:p>394.2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852944">
            <text:p>1.852944</text:p>
          </table:table-cell>
          <table:table-cell office:value-type="float" office:value="0.00039527">
            <text:p>0.00039527</text:p>
          </table:table-cell>
          <table:table-cell table:formula="of:=[.C25]*10^6" office:value-type="float" office:value="395.27">
            <text:p>395.2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.89976">
            <text:p>1.89976</text:p>
          </table:table-cell>
          <table:table-cell office:value-type="float" office:value="0.00039758">
            <text:p>0.00039758</text:p>
          </table:table-cell>
          <table:table-cell table:formula="of:=[.C26]*10^6" office:value-type="float" office:value="397.58">
            <text:p>397.58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2.467186">
            <text:p>2.467186</text:p>
          </table:table-cell>
          <table:table-cell office:value-type="float" office:value="0.00038654">
            <text:p>0.00038654</text:p>
          </table:table-cell>
          <table:table-cell table:formula="of:=[.C27]*10^6" office:value-type="float" office:value="386.54">
            <text:p>386.5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.52278">
            <text:p>2.52278</text:p>
          </table:table-cell>
          <table:table-cell office:value-type="float" office:value="0.0003871">
            <text:p>0.0003871</text:p>
          </table:table-cell>
          <table:table-cell table:formula="of:=[.C28]*10^6" office:value-type="float" office:value="387.1">
            <text:p>387.1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2.590425">
            <text:p>2.590425</text:p>
          </table:table-cell>
          <table:table-cell office:value-type="float" office:value="0.00038582">
            <text:p>0.00038582</text:p>
          </table:table-cell>
          <table:table-cell table:formula="of:=[.C29]*10^6" office:value-type="float" office:value="385.82">
            <text:p>385.82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3.717203">
            <text:p>3.717203</text:p>
          </table:table-cell>
          <table:table-cell office:value-type="float" office:value="0.00038791">
            <text:p>0.00038791</text:p>
          </table:table-cell>
          <table:table-cell table:formula="of:=[.C30]*10^6" office:value-type="float" office:value="387.91">
            <text:p>387.9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3.80346">
            <text:p>3.80346</text:p>
          </table:table-cell>
          <table:table-cell office:value-type="float" office:value="0.00038513">
            <text:p>0.00038513</text:p>
          </table:table-cell>
          <table:table-cell table:formula="of:=[.C31]*10^6" office:value-type="float" office:value="385.13">
            <text:p>385.13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3.62118">
            <text:p>3.62118</text:p>
          </table:table-cell>
          <table:table-cell office:value-type="float" office:value="0.00041084">
            <text:p>0.00041084</text:p>
          </table:table-cell>
          <table:table-cell table:formula="of:=[.C32]*10^6" office:value-type="float" office:value="410.84">
            <text:p>410.84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4.915267">
            <text:p>4.915267</text:p>
          </table:table-cell>
          <table:table-cell office:value-type="float" office:value="0.0003927">
            <text:p>0.0003927</text:p>
          </table:table-cell>
          <table:table-cell table:formula="of:=[.C33]*10^6" office:value-type="float" office:value="392.7">
            <text:p>392.7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4.91161">
            <text:p>4.91161</text:p>
          </table:table-cell>
          <table:table-cell office:value-type="float" office:value="0.00039765">
            <text:p>0.00039765</text:p>
          </table:table-cell>
          <table:table-cell table:formula="of:=[.C34]*10^6" office:value-type="float" office:value="397.65">
            <text:p>397.65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5.135561">
            <text:p>5.135561</text:p>
          </table:table-cell>
          <table:table-cell office:value-type="float" office:value="0.00038477">
            <text:p>0.00038477</text:p>
          </table:table-cell>
          <table:table-cell table:formula="of:=[.C35]*10^6" office:value-type="float" office:value="384.77">
            <text:p>384.77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5.848119">
            <text:p>5.848119</text:p>
          </table:table-cell>
          <table:table-cell office:value-type="float" office:value="0.00049705">
            <text:p>0.00049705</text:p>
          </table:table-cell>
          <table:table-cell table:formula="of:=[.C36]*10^6" office:value-type="float" office:value="497.05">
            <text:p>497.05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5.904589">
            <text:p>5.904589</text:p>
          </table:table-cell>
          <table:table-cell office:value-type="float" office:value="0.00049617">
            <text:p>0.00049617</text:p>
          </table:table-cell>
          <table:table-cell table:formula="of:=[.C37]*10^6" office:value-type="float" office:value="496.17">
            <text:p>496.17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6.041668">
            <text:p>6.041668</text:p>
          </table:table-cell>
          <table:table-cell office:value-type="float" office:value="0.0004887">
            <text:p>0.0004887</text:p>
          </table:table-cell>
          <table:table-cell table:formula="of:=[.C38]*10^6" office:value-type="float" office:value="488.7">
            <text:p>488.7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7.419521">
            <text:p>7.419521</text:p>
          </table:table-cell>
          <table:table-cell office:value-type="float" office:value="0.0005234">
            <text:p>0.0005234</text:p>
          </table:table-cell>
          <table:table-cell table:formula="of:=[.C39]*10^6" office:value-type="float" office:value="523.4">
            <text:p>523.4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7.498362">
            <text:p>7.498362</text:p>
          </table:table-cell>
          <table:table-cell office:value-type="float" office:value="0.00052095">
            <text:p>0.00052095</text:p>
          </table:table-cell>
          <table:table-cell table:formula="of:=[.C40]*10^6" office:value-type="float" office:value="520.95">
            <text:p>520.95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7.517105">
            <text:p>7.517105</text:p>
          </table:table-cell>
          <table:table-cell office:value-type="float" office:value="0.00052269">
            <text:p>0.00052269</text:p>
          </table:table-cell>
          <table:table-cell table:formula="of:=[.C41]*10^6" office:value-type="float" office:value="522.69">
            <text:p>522.69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10.379043">
            <text:p>10.379043</text:p>
          </table:table-cell>
          <table:table-cell office:value-type="float" office:value="0.00056233">
            <text:p>0.00056233</text:p>
          </table:table-cell>
          <table:table-cell table:formula="of:=[.C42]*10^6" office:value-type="float" office:value="562.33">
            <text:p>562.33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0.420276">
            <text:p>10.420276</text:p>
          </table:table-cell>
          <table:table-cell office:value-type="float" office:value="0.00056231">
            <text:p>0.00056231</text:p>
          </table:table-cell>
          <table:table-cell table:formula="of:=[.C43]*10^6" office:value-type="float" office:value="562.31">
            <text:p>562.31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10.46098">
            <text:p>10.46098</text:p>
          </table:table-cell>
          <table:table-cell office:value-type="float" office:value="0.00056231">
            <text:p>0.00056231</text:p>
          </table:table-cell>
          <table:table-cell table:formula="of:=[.C44]*10^6" office:value-type="float" office:value="562.31">
            <text:p>562.31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12.409858">
            <text:p>12.409858</text:p>
          </table:table-cell>
          <table:table-cell office:value-type="float" office:value="0.0006277">
            <text:p>0.0006277</text:p>
          </table:table-cell>
          <table:table-cell table:formula="of:=[.C45]*10^6" office:value-type="float" office:value="627.7">
            <text:p>627.7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2.763302">
            <text:p>12.763302</text:p>
          </table:table-cell>
          <table:table-cell office:value-type="float" office:value="0.00061211">
            <text:p>0.00061211</text:p>
          </table:table-cell>
          <table:table-cell table:formula="of:=[.C46]*10^6" office:value-type="float" office:value="612.11">
            <text:p>612.11</text:p>
          </table:table-cell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12.283056">
            <text:p>12.283056</text:p>
          </table:table-cell>
          <table:table-cell office:value-type="float" office:value="0.0006379">
            <text:p>0.0006379</text:p>
          </table:table-cell>
          <table:table-cell table:formula="of:=[.C47]*10^6" office:value-type="float" office:value="637.9">
            <text:p>637.9</text:p>
          </table:table-cell>
        </table:table-row>
        <table:table-row table:style-name="ro2">
          <table:table-cell office:value-type="float" office:value="1533">
            <text:p>1533</text:p>
          </table:table-cell>
          <table:table-cell office:value-type="float" office:value="17.056872">
            <text:p>17.056872</text:p>
          </table:table-cell>
          <table:table-cell office:value-type="float" office:value="0.0006857">
            <text:p>0.0006857</text:p>
          </table:table-cell>
          <table:table-cell table:formula="of:=[.C48]*10^6" office:value-type="float" office:value="685.7">
            <text:p>685.7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.063643">
            <text:p>17.063643</text:p>
          </table:table-cell>
          <table:table-cell office:value-type="float" office:value="0.00068677">
            <text:p>0.00068677</text:p>
          </table:table-cell>
          <table:table-cell table:formula="of:=[.C49]*10^6" office:value-type="float" office:value="686.77">
            <text:p>686.77</text:p>
          </table:table-cell>
        </table:table-row>
        <table:table-row table:style-name="ro2">
          <table:table-cell office:value-type="float" office:value="1539">
            <text:p>1539</text:p>
          </table:table-cell>
          <table:table-cell office:value-type="float" office:value="17.113784">
            <text:p>17.113784</text:p>
          </table:table-cell>
          <table:table-cell office:value-type="float" office:value="0.00068609">
            <text:p>0.00068609</text:p>
          </table:table-cell>
          <table:table-cell table:formula="of:=[.C50]*10^6" office:value-type="float" office:value="686.09">
            <text:p>686.09</text:p>
          </table:table-cell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22.491837">
            <text:p>22.491837</text:p>
          </table:table-cell>
          <table:table-cell office:value-type="float" office:value="0.00069368">
            <text:p>0.00069368</text:p>
          </table:table-cell>
          <table:table-cell table:formula="of:=[.C51]*10^6" office:value-type="float" office:value="693.68">
            <text:p>693.68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22.617631">
            <text:p>22.617631</text:p>
          </table:table-cell>
          <table:table-cell office:value-type="float" office:value="0.00069083">
            <text:p>0.00069083</text:p>
          </table:table-cell>
          <table:table-cell table:formula="of:=[.C52]*10^6" office:value-type="float" office:value="690.83">
            <text:p>690.83</text:p>
          </table:table-cell>
        </table:table-row>
        <table:table-row table:style-name="ro2">
          <table:table-cell office:value-type="float" office:value="2051">
            <text:p>2051</text:p>
          </table:table-cell>
          <table:table-cell office:value-type="float" office:value="22.624356">
            <text:p>22.624356</text:p>
          </table:table-cell>
          <table:table-cell office:value-type="float" office:value="0.00069164">
            <text:p>0.00069164</text:p>
          </table:table-cell>
          <table:table-cell table:formula="of:=[.C53]*10^6" office:value-type="float" office:value="691.64">
            <text:p>691.64</text:p>
          </table:table-cell>
        </table:table-row>
        <table:table-row table:style-name="ro2">
          <table:table-cell office:value-type="float" office:value="3069">
            <text:p>3069</text:p>
          </table:table-cell>
          <table:table-cell office:value-type="float" office:value="28.828826">
            <text:p>28.828826</text:p>
          </table:table-cell>
          <table:table-cell office:value-type="float" office:value="0.00081219">
            <text:p>0.00081219</text:p>
          </table:table-cell>
          <table:table-cell table:formula="of:=[.C54]*10^6" office:value-type="float" office:value="812.19">
            <text:p>812.19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28.853124">
            <text:p>28.853124</text:p>
          </table:table-cell>
          <table:table-cell office:value-type="float" office:value="0.0008123">
            <text:p>0.0008123</text:p>
          </table:table-cell>
          <table:table-cell table:formula="of:=[.C55]*10^6" office:value-type="float" office:value="812.3">
            <text:p>812.3</text:p>
          </table:table-cell>
        </table:table-row>
        <table:table-row table:style-name="ro2">
          <table:table-cell office:value-type="float" office:value="3075">
            <text:p>3075</text:p>
          </table:table-cell>
          <table:table-cell office:value-type="float" office:value="28.885385">
            <text:p>28.885385</text:p>
          </table:table-cell>
          <table:table-cell office:value-type="float" office:value="0.00081219">
            <text:p>0.00081219</text:p>
          </table:table-cell>
          <table:table-cell table:formula="of:=[.C56]*10^6" office:value-type="float" office:value="812.19">
            <text:p>812.19</text:p>
          </table:table-cell>
        </table:table-row>
        <table:table-row table:style-name="ro2">
          <table:table-cell office:value-type="float" office:value="4093">
            <text:p>4093</text:p>
          </table:table-cell>
          <table:table-cell office:value-type="float" office:value="33.324538">
            <text:p>33.324538</text:p>
          </table:table-cell>
          <table:table-cell office:value-type="float" office:value="0.00093706">
            <text:p>0.00093706</text:p>
          </table:table-cell>
          <table:table-cell table:formula="of:=[.C57]*10^6" office:value-type="float" office:value="937.06">
            <text:p>937.06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3.348132">
            <text:p>33.348132</text:p>
          </table:table-cell>
          <table:table-cell office:value-type="float" office:value="0.00093708">
            <text:p>0.00093708</text:p>
          </table:table-cell>
          <table:table-cell table:formula="of:=[.C58]*10^6" office:value-type="float" office:value="937.08">
            <text:p>937.08</text:p>
          </table:table-cell>
        </table:table-row>
        <table:table-row table:style-name="ro2">
          <table:table-cell office:value-type="float" office:value="4099">
            <text:p>4099</text:p>
          </table:table-cell>
          <table:table-cell office:value-type="float" office:value="33.369513">
            <text:p>33.369513</text:p>
          </table:table-cell>
          <table:table-cell office:value-type="float" office:value="0.00093717">
            <text:p>0.00093717</text:p>
          </table:table-cell>
          <table:table-cell table:formula="of:=[.C59]*10^6" office:value-type="float" office:value="937.17">
            <text:p>937.17</text:p>
          </table:table-cell>
        </table:table-row>
        <table:table-row table:style-name="ro2">
          <table:table-cell office:value-type="float" office:value="6141">
            <text:p>6141</text:p>
          </table:table-cell>
          <table:table-cell office:value-type="float" office:value="42.506075">
            <text:p>42.506075</text:p>
          </table:table-cell>
          <table:table-cell office:value-type="float" office:value="0.00110225">
            <text:p>0.00110225</text:p>
          </table:table-cell>
          <table:table-cell table:formula="of:=[.C60]*10^6" office:value-type="float" office:value="1102.25">
            <text:p>1102.25</text:p>
          </table:table-cell>
        </table:table-row>
        <table:table-row table:style-name="ro2">
          <table:table-cell office:value-type="float" office:value="6144">
            <text:p>6144</text:p>
          </table:table-cell>
          <table:table-cell office:value-type="float" office:value="42.673458">
            <text:p>42.673458</text:p>
          </table:table-cell>
          <table:table-cell office:value-type="float" office:value="0.00109846">
            <text:p>0.00109846</text:p>
          </table:table-cell>
          <table:table-cell table:formula="of:=[.C61]*10^6" office:value-type="float" office:value="1098.46">
            <text:p>1098.46</text:p>
          </table:table-cell>
        </table:table-row>
        <table:table-row table:style-name="ro2">
          <table:table-cell office:value-type="float" office:value="6147">
            <text:p>6147</text:p>
          </table:table-cell>
          <table:table-cell office:value-type="float" office:value="42.92871">
            <text:p>42.92871</text:p>
          </table:table-cell>
          <table:table-cell office:value-type="float" office:value="0.00109246">
            <text:p>0.00109246</text:p>
          </table:table-cell>
          <table:table-cell table:formula="of:=[.C62]*10^6" office:value-type="float" office:value="1092.46">
            <text:p>1092.46</text:p>
          </table:table-cell>
        </table:table-row>
        <table:table-row table:style-name="ro2">
          <table:table-cell office:value-type="float" office:value="8189">
            <text:p>8189</text:p>
          </table:table-cell>
          <table:table-cell office:value-type="float" office:value="47.62705">
            <text:p>47.62705</text:p>
          </table:table-cell>
          <table:table-cell office:value-type="float" office:value="0.0013118">
            <text:p>0.0013118</text:p>
          </table:table-cell>
          <table:table-cell table:formula="of:=[.C63]*10^6" office:value-type="float" office:value="1311.8">
            <text:p>1311.8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47.641916">
            <text:p>47.641916</text:p>
          </table:table-cell>
          <table:table-cell office:value-type="float" office:value="0.00131187">
            <text:p>0.00131187</text:p>
          </table:table-cell>
          <table:table-cell table:formula="of:=[.C64]*10^6" office:value-type="float" office:value="1311.87">
            <text:p>1311.87</text:p>
          </table:table-cell>
        </table:table-row>
        <table:table-row table:style-name="ro2">
          <table:table-cell office:value-type="float" office:value="8195">
            <text:p>8195</text:p>
          </table:table-cell>
          <table:table-cell office:value-type="float" office:value="47.6613">
            <text:p>47.6613</text:p>
          </table:table-cell>
          <table:table-cell office:value-type="float" office:value="0.00131182">
            <text:p>0.00131182</text:p>
          </table:table-cell>
          <table:table-cell table:formula="of:=[.C65]*10^6" office:value-type="float" office:value="1311.82">
            <text:p>1311.82</text:p>
          </table:table-cell>
        </table:table-row>
        <table:table-row table:style-name="ro2">
          <table:table-cell office:value-type="float" office:value="12285">
            <text:p>12285</text:p>
          </table:table-cell>
          <table:table-cell office:value-type="float" office:value="38.804932">
            <text:p>38.804932</text:p>
          </table:table-cell>
          <table:table-cell office:value-type="float" office:value="0.00241534">
            <text:p>0.00241534</text:p>
          </table:table-cell>
          <table:table-cell table:formula="of:=[.C66]*10^6" office:value-type="float" office:value="2415.34">
            <text:p>2415.34</text:p>
          </table:table-cell>
        </table:table-row>
        <table:table-row table:style-name="ro2">
          <table:table-cell office:value-type="float" office:value="12288">
            <text:p>12288</text:p>
          </table:table-cell>
          <table:table-cell office:value-type="float" office:value="38.699118">
            <text:p>38.699118</text:p>
          </table:table-cell>
          <table:table-cell office:value-type="float" office:value="0.00242254">
            <text:p>0.00242254</text:p>
          </table:table-cell>
          <table:table-cell table:formula="of:=[.C67]*10^6" office:value-type="float" office:value="2422.54">
            <text:p>2422.54</text:p>
          </table:table-cell>
        </table:table-row>
        <table:table-row table:style-name="ro2">
          <table:table-cell office:value-type="float" office:value="12291">
            <text:p>12291</text:p>
          </table:table-cell>
          <table:table-cell office:value-type="float" office:value="38.270263">
            <text:p>38.270263</text:p>
          </table:table-cell>
          <table:table-cell office:value-type="float" office:value="0.00245028">
            <text:p>0.00245028</text:p>
          </table:table-cell>
          <table:table-cell table:formula="of:=[.C68]*10^6" office:value-type="float" office:value="2450.28">
            <text:p>2450.28</text:p>
          </table:table-cell>
        </table:table-row>
        <table:table-row table:style-name="ro2">
          <table:table-cell office:value-type="float" office:value="16381">
            <text:p>16381</text:p>
          </table:table-cell>
          <table:table-cell office:value-type="float" office:value="44.774328">
            <text:p>44.774328</text:p>
          </table:table-cell>
          <table:table-cell office:value-type="float" office:value="0.00279127">
            <text:p>0.00279127</text:p>
          </table:table-cell>
          <table:table-cell table:formula="of:=[.C69]*10^6" office:value-type="float" office:value="2791.27">
            <text:p>2791.27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44.753339">
            <text:p>44.753339</text:p>
          </table:table-cell>
          <table:table-cell office:value-type="float" office:value="0.00279309">
            <text:p>0.00279309</text:p>
          </table:table-cell>
          <table:table-cell table:formula="of:=[.C70]*10^6" office:value-type="float" office:value="2793.09">
            <text:p>2793.09</text:p>
          </table:table-cell>
        </table:table-row>
        <table:table-row table:style-name="ro2">
          <table:table-cell office:value-type="float" office:value="16387">
            <text:p>16387</text:p>
          </table:table-cell>
          <table:table-cell office:value-type="float" office:value="43.014546">
            <text:p>43.014546</text:p>
          </table:table-cell>
          <table:table-cell office:value-type="float" office:value="0.00290653">
            <text:p>0.00290653</text:p>
          </table:table-cell>
          <table:table-cell table:formula="of:=[.C71]*10^6" office:value-type="float" office:value="2906.53">
            <text:p>2906.53</text:p>
          </table:table-cell>
        </table:table-row>
        <table:table-row table:style-name="ro2">
          <table:table-cell office:value-type="float" office:value="24573">
            <text:p>24573</text:p>
          </table:table-cell>
          <table:table-cell office:value-type="float" office:value="52.989176">
            <text:p>52.989176</text:p>
          </table:table-cell>
          <table:table-cell office:value-type="float" office:value="0.00353803">
            <text:p>0.00353803</text:p>
          </table:table-cell>
          <table:table-cell table:formula="of:=[.C72]*10^6" office:value-type="float" office:value="3538.03">
            <text:p>3538.03</text:p>
          </table:table-cell>
        </table:table-row>
        <table:table-row table:style-name="ro2">
          <table:table-cell office:value-type="float" office:value="24576">
            <text:p>24576</text:p>
          </table:table-cell>
          <table:table-cell office:value-type="float" office:value="53.025633">
            <text:p>53.025633</text:p>
          </table:table-cell>
          <table:table-cell office:value-type="float" office:value="0.00353603">
            <text:p>0.00353603</text:p>
          </table:table-cell>
          <table:table-cell table:formula="of:=[.C73]*10^6" office:value-type="float" office:value="3536.03">
            <text:p>3536.03</text:p>
          </table:table-cell>
        </table:table-row>
        <table:table-row table:style-name="ro2">
          <table:table-cell office:value-type="float" office:value="24579">
            <text:p>24579</text:p>
          </table:table-cell>
          <table:table-cell office:value-type="float" office:value="53.136803">
            <text:p>53.136803</text:p>
          </table:table-cell>
          <table:table-cell office:value-type="float" office:value="0.00352906">
            <text:p>0.00352906</text:p>
          </table:table-cell>
          <table:table-cell table:formula="of:=[.C74]*10^6" office:value-type="float" office:value="3529.06">
            <text:p>3529.06</text:p>
          </table:table-cell>
        </table:table-row>
        <table:table-row table:style-name="ro2">
          <table:table-cell office:value-type="float" office:value="32765">
            <text:p>32765</text:p>
          </table:table-cell>
          <table:table-cell office:value-type="float" office:value="58.378619">
            <text:p>58.378619</text:p>
          </table:table-cell>
          <table:table-cell office:value-type="float" office:value="0.004282">
            <text:p>0.004282</text:p>
          </table:table-cell>
          <table:table-cell table:formula="of:=[.C75]*10^6" office:value-type="float" office:value="4282">
            <text:p>4282</text:p>
          </table:table-cell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58.225698">
            <text:p>58.225698</text:p>
          </table:table-cell>
          <table:table-cell office:value-type="float" office:value="0.00429364">
            <text:p>0.00429364</text:p>
          </table:table-cell>
          <table:table-cell table:formula="of:=[.C76]*10^6" office:value-type="float" office:value="4293.64">
            <text:p>4293.64</text:p>
          </table:table-cell>
        </table:table-row>
        <table:table-row table:style-name="ro2">
          <table:table-cell office:value-type="float" office:value="32771">
            <text:p>32771</text:p>
          </table:table-cell>
          <table:table-cell office:value-type="float" office:value="56.655462">
            <text:p>56.655462</text:p>
          </table:table-cell>
          <table:table-cell office:value-type="float" office:value="0.00441304">
            <text:p>0.00441304</text:p>
          </table:table-cell>
          <table:table-cell table:formula="of:=[.C77]*10^6" office:value-type="float" office:value="4413.04">
            <text:p>4413.04</text:p>
          </table:table-cell>
        </table:table-row>
        <table:table-row table:style-name="ro2">
          <table:table-cell office:value-type="float" office:value="49149">
            <text:p>49149</text:p>
          </table:table-cell>
          <table:table-cell office:value-type="float" office:value="66.015614">
            <text:p>66.015614</text:p>
          </table:table-cell>
          <table:table-cell office:value-type="float" office:value="0.00568013">
            <text:p>0.00568013</text:p>
          </table:table-cell>
          <table:table-cell table:formula="of:=[.C78]*10^6" office:value-type="float" office:value="5680.13">
            <text:p>5680.13</text:p>
          </table:table-cell>
        </table:table-row>
        <table:table-row table:style-name="ro2">
          <table:table-cell office:value-type="float" office:value="49152">
            <text:p>49152</text:p>
          </table:table-cell>
          <table:table-cell office:value-type="float" office:value="66.15242">
            <text:p>66.15242</text:p>
          </table:table-cell>
          <table:table-cell office:value-type="float" office:value="0.00566873">
            <text:p>0.00566873</text:p>
          </table:table-cell>
          <table:table-cell table:formula="of:=[.C79]*10^6" office:value-type="float" office:value="5668.73">
            <text:p>5668.73</text:p>
          </table:table-cell>
        </table:table-row>
        <table:table-row table:style-name="ro2">
          <table:table-cell office:value-type="float" office:value="49155">
            <text:p>49155</text:p>
          </table:table-cell>
          <table:table-cell office:value-type="float" office:value="64.869072">
            <text:p>64.869072</text:p>
          </table:table-cell>
          <table:table-cell office:value-type="float" office:value="0.00578123">
            <text:p>0.00578123</text:p>
          </table:table-cell>
          <table:table-cell table:formula="of:=[.C80]*10^6" office:value-type="float" office:value="5781.23">
            <text:p>5781.23</text:p>
          </table:table-cell>
        </table:table-row>
        <table:table-row table:style-name="ro2">
          <table:table-cell office:value-type="float" office:value="65533">
            <text:p>65533</text:p>
          </table:table-cell>
          <table:table-cell office:value-type="float" office:value="69.721057">
            <text:p>69.721057</text:p>
          </table:table-cell>
          <table:table-cell office:value-type="float" office:value="0.00717111">
            <text:p>0.00717111</text:p>
          </table:table-cell>
          <table:table-cell table:formula="of:=[.C81]*10^6" office:value-type="float" office:value="7171.11">
            <text:p>7171.11</text:p>
          </table:table-cell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69.901572">
            <text:p>69.901572</text:p>
          </table:table-cell>
          <table:table-cell office:value-type="float" office:value="0.00715292">
            <text:p>0.00715292</text:p>
          </table:table-cell>
          <table:table-cell table:formula="of:=[.C82]*10^6" office:value-type="float" office:value="7152.92">
            <text:p>7152.92</text:p>
          </table:table-cell>
        </table:table-row>
        <table:table-row table:style-name="ro2">
          <table:table-cell office:value-type="float" office:value="65539">
            <text:p>65539</text:p>
          </table:table-cell>
          <table:table-cell office:value-type="float" office:value="68.617682">
            <text:p>68.617682</text:p>
          </table:table-cell>
          <table:table-cell office:value-type="float" office:value="0.00728709">
            <text:p>0.00728709</text:p>
          </table:table-cell>
          <table:table-cell table:formula="of:=[.C83]*10^6" office:value-type="float" office:value="7287.09">
            <text:p>7287.09</text:p>
          </table:table-cell>
        </table:table-row>
        <table:table-row table:style-name="ro2" table:number-rows-repeated="104849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CP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office:value-type="string">
            <text:p>Message Size (B)</text:p>
          </table:table-cell>
          <table:table-cell office:value-type="string">
            <text:p>TCP</text:p>
          </table:table-cell>
          <table:table-cell office:value-type="string">
            <text:p>Latency (s)</text:p>
          </table:table-cell>
          <table:table-cell office:value-type="string">
            <text:p>Latency (microsecond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5933">
            <text:p>0.015933</text:p>
          </table:table-cell>
          <table:table-cell office:value-type="float" office:value="0.00047884">
            <text:p>0.00047884</text:p>
          </table:table-cell>
          <table:table-cell table:formula="of:=[.C2]*10^6" office:value-type="float" office:value="478.84">
            <text:p>478.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32053">
            <text:p>0.032053</text:p>
          </table:table-cell>
          <table:table-cell office:value-type="float" office:value="0.00047605">
            <text:p>0.00047605</text:p>
          </table:table-cell>
          <table:table-cell table:formula="of:=[.C3]*10^6" office:value-type="float" office:value="476.05">
            <text:p>476.0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47046">
            <text:p>0.047046</text:p>
          </table:table-cell>
          <table:table-cell office:value-type="float" office:value="0.0004865">
            <text:p>0.0004865</text:p>
          </table:table-cell>
          <table:table-cell table:formula="of:=[.C4]*10^6" office:value-type="float" office:value="486.5">
            <text:p>486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63836">
            <text:p>0.063836</text:p>
          </table:table-cell>
          <table:table-cell office:value-type="float" office:value="0.00047806">
            <text:p>0.00047806</text:p>
          </table:table-cell>
          <table:table-cell table:formula="of:=[.C5]*10^6" office:value-type="float" office:value="478.06">
            <text:p>478.0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93984">
            <text:p>0.093984</text:p>
          </table:table-cell>
          <table:table-cell office:value-type="float" office:value="0.00048706">
            <text:p>0.00048706</text:p>
          </table:table-cell>
          <table:table-cell table:formula="of:=[.C6]*10^6" office:value-type="float" office:value="487.06">
            <text:p>487.0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31065">
            <text:p>0.131065</text:p>
          </table:table-cell>
          <table:table-cell office:value-type="float" office:value="0.00046569">
            <text:p>0.00046569</text:p>
          </table:table-cell>
          <table:table-cell table:formula="of:=[.C7]*10^6" office:value-type="float" office:value="465.69">
            <text:p>465.6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91641">
            <text:p>0.191641</text:p>
          </table:table-cell>
          <table:table-cell office:value-type="float" office:value="0.00047773">
            <text:p>0.00047773</text:p>
          </table:table-cell>
          <table:table-cell table:formula="of:=[.C8]*10^6" office:value-type="float" office:value="477.73">
            <text:p>477.7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09702">
            <text:p>0.209702</text:p>
          </table:table-cell>
          <table:table-cell office:value-type="float" office:value="0.00047297">
            <text:p>0.00047297</text:p>
          </table:table-cell>
          <table:table-cell table:formula="of:=[.C9]*10^6" office:value-type="float" office:value="472.97">
            <text:p>472.9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54223">
            <text:p>0.254223</text:p>
          </table:table-cell>
          <table:table-cell office:value-type="float" office:value="0.00048017">
            <text:p>0.00048017</text:p>
          </table:table-cell>
          <table:table-cell table:formula="of:=[.C10]*10^6" office:value-type="float" office:value="480.17">
            <text:p>480.1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94695">
            <text:p>0.294695</text:p>
          </table:table-cell>
          <table:table-cell office:value-type="float" office:value="0.00049189">
            <text:p>0.00049189</text:p>
          </table:table-cell>
          <table:table-cell table:formula="of:=[.C11]*10^6" office:value-type="float" office:value="491.89">
            <text:p>491.8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29088">
            <text:p>0.329088</text:p>
          </table:table-cell>
          <table:table-cell office:value-type="float" office:value="0.00048685">
            <text:p>0.00048685</text:p>
          </table:table-cell>
          <table:table-cell table:formula="of:=[.C12]*10^6" office:value-type="float" office:value="486.85">
            <text:p>486.8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77411">
            <text:p>0.377411</text:p>
          </table:table-cell>
          <table:table-cell office:value-type="float" office:value="0.00048516">
            <text:p>0.00048516</text:p>
          </table:table-cell>
          <table:table-cell table:formula="of:=[.C13]*10^6" office:value-type="float" office:value="485.16">
            <text:p>485.1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416945">
            <text:p>0.416945</text:p>
          </table:table-cell>
          <table:table-cell office:value-type="float" office:value="0.00049406">
            <text:p>0.00049406</text:p>
          </table:table-cell>
          <table:table-cell table:formula="of:=[.C14]*10^6" office:value-type="float" office:value="494.06">
            <text:p>494.0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451468">
            <text:p>0.451468</text:p>
          </table:table-cell>
          <table:table-cell office:value-type="float" office:value="0.00049007">
            <text:p>0.00049007</text:p>
          </table:table-cell>
          <table:table-cell table:formula="of:=[.C15]*10^6" office:value-type="float" office:value="490.07">
            <text:p>490.0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49466">
            <text:p>0.49466</text:p>
          </table:table-cell>
          <table:table-cell office:value-type="float" office:value="0.00049355">
            <text:p>0.00049355</text:p>
          </table:table-cell>
          <table:table-cell table:formula="of:=[.C16]*10^6" office:value-type="float" office:value="493.55">
            <text:p>493.5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544552">
            <text:p>0.544552</text:p>
          </table:table-cell>
          <table:table-cell office:value-type="float" office:value="0.00049036">
            <text:p>0.00049036</text:p>
          </table:table-cell>
          <table:table-cell table:formula="of:=[.C17]*10^6" office:value-type="float" office:value="490.36">
            <text:p>490.3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672972">
            <text:p>0.672972</text:p>
          </table:table-cell>
          <table:table-cell office:value-type="float" office:value="0.00051016">
            <text:p>0.00051016</text:p>
          </table:table-cell>
          <table:table-cell table:formula="of:=[.C18]*10^6" office:value-type="float" office:value="510.16">
            <text:p>510.1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721696">
            <text:p>0.721696</text:p>
          </table:table-cell>
          <table:table-cell office:value-type="float" office:value="0.00050743">
            <text:p>0.00050743</text:p>
          </table:table-cell>
          <table:table-cell table:formula="of:=[.C19]*10^6" office:value-type="float" office:value="507.43">
            <text:p>507.4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765625">
            <text:p>0.765625</text:p>
          </table:table-cell>
          <table:table-cell office:value-type="float" office:value="0.00050821">
            <text:p>0.00050821</text:p>
          </table:table-cell>
          <table:table-cell table:formula="of:=[.C20]*10^6" office:value-type="float" office:value="508.21">
            <text:p>508.2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905364">
            <text:p>0.905364</text:p>
          </table:table-cell>
          <table:table-cell office:value-type="float" office:value="0.00051404">
            <text:p>0.00051404</text:p>
          </table:table-cell>
          <table:table-cell table:formula="of:=[.C21]*10^6" office:value-type="float" office:value="514.04">
            <text:p>514.0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957167">
            <text:p>0.957167</text:p>
          </table:table-cell>
          <table:table-cell office:value-type="float" office:value="0.00051013">
            <text:p>0.00051013</text:p>
          </table:table-cell>
          <table:table-cell table:formula="of:=[.C22]*10^6" office:value-type="float" office:value="510.13">
            <text:p>510.1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986277">
            <text:p>0.986277</text:p>
          </table:table-cell>
          <table:table-cell office:value-type="float" office:value="0.00051828">
            <text:p>0.00051828</text:p>
          </table:table-cell>
          <table:table-cell table:formula="of:=[.C23]*10^6" office:value-type="float" office:value="518.28">
            <text:p>518.2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.362519">
            <text:p>1.362519</text:p>
          </table:table-cell>
          <table:table-cell office:value-type="float" office:value="0.00052075">
            <text:p>0.00052075</text:p>
          </table:table-cell>
          <table:table-cell table:formula="of:=[.C24]*10^6" office:value-type="float" office:value="520.75">
            <text:p>520.7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406053">
            <text:p>1.406053</text:p>
          </table:table-cell>
          <table:table-cell office:value-type="float" office:value="0.00052091">
            <text:p>0.00052091</text:p>
          </table:table-cell>
          <table:table-cell table:formula="of:=[.C25]*10^6" office:value-type="float" office:value="520.91">
            <text:p>520.91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.433658">
            <text:p>1.433658</text:p>
          </table:table-cell>
          <table:table-cell office:value-type="float" office:value="0.00052684">
            <text:p>0.00052684</text:p>
          </table:table-cell>
          <table:table-cell table:formula="of:=[.C26]*10^6" office:value-type="float" office:value="526.84">
            <text:p>526.84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.769599">
            <text:p>1.769599</text:p>
          </table:table-cell>
          <table:table-cell office:value-type="float" office:value="0.00053892">
            <text:p>0.00053892</text:p>
          </table:table-cell>
          <table:table-cell table:formula="of:=[.C27]*10^6" office:value-type="float" office:value="538.92">
            <text:p>538.9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.86226">
            <text:p>1.86226</text:p>
          </table:table-cell>
          <table:table-cell office:value-type="float" office:value="0.0005244">
            <text:p>0.0005244</text:p>
          </table:table-cell>
          <table:table-cell table:formula="of:=[.C28]*10^6" office:value-type="float" office:value="524.4">
            <text:p>524.4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.888169">
            <text:p>1.888169</text:p>
          </table:table-cell>
          <table:table-cell office:value-type="float" office:value="0.00052932">
            <text:p>0.00052932</text:p>
          </table:table-cell>
          <table:table-cell table:formula="of:=[.C29]*10^6" office:value-type="float" office:value="529.32">
            <text:p>529.32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.654663">
            <text:p>2.654663</text:p>
          </table:table-cell>
          <table:table-cell office:value-type="float" office:value="0.00054318">
            <text:p>0.00054318</text:p>
          </table:table-cell>
          <table:table-cell table:formula="of:=[.C30]*10^6" office:value-type="float" office:value="543.18">
            <text:p>543.18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.713314">
            <text:p>2.713314</text:p>
          </table:table-cell>
          <table:table-cell office:value-type="float" office:value="0.00053987">
            <text:p>0.00053987</text:p>
          </table:table-cell>
          <table:table-cell table:formula="of:=[.C31]*10^6" office:value-type="float" office:value="539.87">
            <text:p>539.87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2.765987">
            <text:p>2.765987</text:p>
          </table:table-cell>
          <table:table-cell office:value-type="float" office:value="0.00053787">
            <text:p>0.00053787</text:p>
          </table:table-cell>
          <table:table-cell table:formula="of:=[.C32]*10^6" office:value-type="float" office:value="537.87">
            <text:p>537.87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3.512174">
            <text:p>3.512174</text:p>
          </table:table-cell>
          <table:table-cell office:value-type="float" office:value="0.00054958">
            <text:p>0.00054958</text:p>
          </table:table-cell>
          <table:table-cell table:formula="of:=[.C33]*10^6" office:value-type="float" office:value="549.58">
            <text:p>549.5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3.543866">
            <text:p>3.543866</text:p>
          </table:table-cell>
          <table:table-cell office:value-type="float" office:value="0.00055113">
            <text:p>0.00055113</text:p>
          </table:table-cell>
          <table:table-cell table:formula="of:=[.C34]*10^6" office:value-type="float" office:value="551.13">
            <text:p>551.13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3.546836">
            <text:p>3.546836</text:p>
          </table:table-cell>
          <table:table-cell office:value-type="float" office:value="0.00055712">
            <text:p>0.00055712</text:p>
          </table:table-cell>
          <table:table-cell table:formula="of:=[.C35]*10^6" office:value-type="float" office:value="557.12">
            <text:p>557.12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5.176647">
            <text:p>5.176647</text:p>
          </table:table-cell>
          <table:table-cell office:value-type="float" office:value="0.00056152">
            <text:p>0.00056152</text:p>
          </table:table-cell>
          <table:table-cell table:formula="of:=[.C36]*10^6" office:value-type="float" office:value="561.52">
            <text:p>561.52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5.208369">
            <text:p>5.208369</text:p>
          </table:table-cell>
          <table:table-cell office:value-type="float" office:value="0.0005625">
            <text:p>0.0005625</text:p>
          </table:table-cell>
          <table:table-cell table:formula="of:=[.C37]*10^6" office:value-type="float" office:value="562.5">
            <text:p>562.5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5.279564">
            <text:p>5.279564</text:p>
          </table:table-cell>
          <table:table-cell office:value-type="float" office:value="0.00055925">
            <text:p>0.00055925</text:p>
          </table:table-cell>
          <table:table-cell table:formula="of:=[.C38]*10^6" office:value-type="float" office:value="559.25">
            <text:p>559.25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6.477222">
            <text:p>6.477222</text:p>
          </table:table-cell>
          <table:table-cell office:value-type="float" office:value="0.00059954">
            <text:p>0.00059954</text:p>
          </table:table-cell>
          <table:table-cell table:formula="of:=[.C39]*10^6" office:value-type="float" office:value="599.54">
            <text:p>599.54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6.508651">
            <text:p>6.508651</text:p>
          </table:table-cell>
          <table:table-cell office:value-type="float" office:value="0.00060016">
            <text:p>0.00060016</text:p>
          </table:table-cell>
          <table:table-cell table:formula="of:=[.C40]*10^6" office:value-type="float" office:value="600.16">
            <text:p>600.16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6.574036">
            <text:p>6.574036</text:p>
          </table:table-cell>
          <table:table-cell office:value-type="float" office:value="0.00059768">
            <text:p>0.00059768</text:p>
          </table:table-cell>
          <table:table-cell table:formula="of:=[.C41]*10^6" office:value-type="float" office:value="597.68">
            <text:p>597.68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8.610352">
            <text:p>8.610352</text:p>
          </table:table-cell>
          <table:table-cell office:value-type="float" office:value="0.00067785">
            <text:p>0.00067785</text:p>
          </table:table-cell>
          <table:table-cell table:formula="of:=[.C42]*10^6" office:value-type="float" office:value="677.85">
            <text:p>677.85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8.727652">
            <text:p>8.727652</text:p>
          </table:table-cell>
          <table:table-cell office:value-type="float" office:value="0.00067136">
            <text:p>0.00067136</text:p>
          </table:table-cell>
          <table:table-cell table:formula="of:=[.C43]*10^6" office:value-type="float" office:value="671.36">
            <text:p>671.36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8.720994">
            <text:p>8.720994</text:p>
          </table:table-cell>
          <table:table-cell office:value-type="float" office:value="0.00067449">
            <text:p>0.00067449</text:p>
          </table:table-cell>
          <table:table-cell table:formula="of:=[.C44]*10^6" office:value-type="float" office:value="674.49">
            <text:p>674.49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11.147204">
            <text:p>11.147204</text:p>
          </table:table-cell>
          <table:table-cell office:value-type="float" office:value="0.0006988">
            <text:p>0.0006988</text:p>
          </table:table-cell>
          <table:table-cell table:formula="of:=[.C45]*10^6" office:value-type="float" office:value="698.8">
            <text:p>698.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1.23761">
            <text:p>11.23761</text:p>
          </table:table-cell>
          <table:table-cell office:value-type="float" office:value="0.00069521">
            <text:p>0.00069521</text:p>
          </table:table-cell>
          <table:table-cell table:formula="of:=[.C46]*10^6" office:value-type="float" office:value="695.21">
            <text:p>695.21</text:p>
          </table:table-cell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11.177756">
            <text:p>11.177756</text:p>
          </table:table-cell>
          <table:table-cell office:value-type="float" office:value="0.00070098">
            <text:p>0.00070098</text:p>
          </table:table-cell>
          <table:table-cell table:formula="of:=[.C47]*10^6" office:value-type="float" office:value="700.98">
            <text:p>700.98</text:p>
          </table:table-cell>
        </table:table-row>
        <table:table-row table:style-name="ro2">
          <table:table-cell office:value-type="float" office:value="1533">
            <text:p>1533</text:p>
          </table:table-cell>
          <table:table-cell office:value-type="float" office:value="14.427428">
            <text:p>14.427428</text:p>
          </table:table-cell>
          <table:table-cell office:value-type="float" office:value="0.00081067">
            <text:p>0.00081067</text:p>
          </table:table-cell>
          <table:table-cell table:formula="of:=[.C48]*10^6" office:value-type="float" office:value="810.67">
            <text:p>810.67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4.425348">
            <text:p>14.425348</text:p>
          </table:table-cell>
          <table:table-cell office:value-type="float" office:value="0.00081237">
            <text:p>0.00081237</text:p>
          </table:table-cell>
          <table:table-cell table:formula="of:=[.C49]*10^6" office:value-type="float" office:value="812.37">
            <text:p>812.37</text:p>
          </table:table-cell>
        </table:table-row>
        <table:table-row table:style-name="ro2">
          <table:table-cell office:value-type="float" office:value="1539">
            <text:p>1539</text:p>
          </table:table-cell>
          <table:table-cell office:value-type="float" office:value="14.499866">
            <text:p>14.499866</text:p>
          </table:table-cell>
          <table:table-cell office:value-type="float" office:value="0.00080978">
            <text:p>0.00080978</text:p>
          </table:table-cell>
          <table:table-cell table:formula="of:=[.C50]*10^6" office:value-type="float" office:value="809.78">
            <text:p>809.78</text:p>
          </table:table-cell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18.253277">
            <text:p>18.253277</text:p>
          </table:table-cell>
          <table:table-cell office:value-type="float" office:value="0.00085476">
            <text:p>0.00085476</text:p>
          </table:table-cell>
          <table:table-cell table:formula="of:=[.C51]*10^6" office:value-type="float" office:value="854.76">
            <text:p>854.76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8.313995">
            <text:p>18.313995</text:p>
          </table:table-cell>
          <table:table-cell office:value-type="float" office:value="0.00085317">
            <text:p>0.00085317</text:p>
          </table:table-cell>
          <table:table-cell table:formula="of:=[.C52]*10^6" office:value-type="float" office:value="853.17">
            <text:p>853.17</text:p>
          </table:table-cell>
        </table:table-row>
        <table:table-row table:style-name="ro2">
          <table:table-cell office:value-type="float" office:value="2051">
            <text:p>2051</text:p>
          </table:table-cell>
          <table:table-cell office:value-type="float" office:value="18.192339">
            <text:p>18.192339</text:p>
          </table:table-cell>
          <table:table-cell office:value-type="float" office:value="0.00086014">
            <text:p>0.00086014</text:p>
          </table:table-cell>
          <table:table-cell table:formula="of:=[.C53]*10^6" office:value-type="float" office:value="860.14">
            <text:p>860.14</text:p>
          </table:table-cell>
        </table:table-row>
        <table:table-row table:style-name="ro2">
          <table:table-cell office:value-type="float" office:value="3069">
            <text:p>3069</text:p>
          </table:table-cell>
          <table:table-cell office:value-type="float" office:value="24.911226">
            <text:p>24.911226</text:p>
          </table:table-cell>
          <table:table-cell office:value-type="float" office:value="0.00093992">
            <text:p>0.00093992</text:p>
          </table:table-cell>
          <table:table-cell table:formula="of:=[.C54]*10^6" office:value-type="float" office:value="939.92">
            <text:p>939.92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24.897939">
            <text:p>24.897939</text:p>
          </table:table-cell>
          <table:table-cell office:value-type="float" office:value="0.00094134">
            <text:p>0.00094134</text:p>
          </table:table-cell>
          <table:table-cell table:formula="of:=[.C55]*10^6" office:value-type="float" office:value="941.34">
            <text:p>941.34</text:p>
          </table:table-cell>
        </table:table-row>
        <table:table-row table:style-name="ro2">
          <table:table-cell office:value-type="float" office:value="3075">
            <text:p>3075</text:p>
          </table:table-cell>
          <table:table-cell office:value-type="float" office:value="24.966382">
            <text:p>24.966382</text:p>
          </table:table-cell>
          <table:table-cell office:value-type="float" office:value="0.00093968">
            <text:p>0.00093968</text:p>
          </table:table-cell>
          <table:table-cell table:formula="of:=[.C56]*10^6" office:value-type="float" office:value="939.68">
            <text:p>939.68</text:p>
          </table:table-cell>
        </table:table-row>
        <table:table-row table:style-name="ro2">
          <table:table-cell office:value-type="float" office:value="4093">
            <text:p>4093</text:p>
          </table:table-cell>
          <table:table-cell office:value-type="float" office:value="29.500143">
            <text:p>29.500143</text:p>
          </table:table-cell>
          <table:table-cell office:value-type="float" office:value="0.00105854">
            <text:p>0.00105854</text:p>
          </table:table-cell>
          <table:table-cell table:formula="of:=[.C57]*10^6" office:value-type="float" office:value="1058.54">
            <text:p>1058.54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29.486738">
            <text:p>29.486738</text:p>
          </table:table-cell>
          <table:table-cell office:value-type="float" office:value="0.0010598">
            <text:p>0.0010598</text:p>
          </table:table-cell>
          <table:table-cell table:formula="of:=[.C58]*10^6" office:value-type="float" office:value="1059.8">
            <text:p>1059.8</text:p>
          </table:table-cell>
        </table:table-row>
        <table:table-row table:style-name="ro2">
          <table:table-cell office:value-type="float" office:value="4099">
            <text:p>4099</text:p>
          </table:table-cell>
          <table:table-cell office:value-type="float" office:value="29.535619">
            <text:p>29.535619</text:p>
          </table:table-cell>
          <table:table-cell office:value-type="float" office:value="0.00105882">
            <text:p>0.00105882</text:p>
          </table:table-cell>
          <table:table-cell table:formula="of:=[.C59]*10^6" office:value-type="float" office:value="1058.82">
            <text:p>1058.82</text:p>
          </table:table-cell>
        </table:table-row>
        <table:table-row table:style-name="ro2">
          <table:table-cell office:value-type="float" office:value="6141">
            <text:p>6141</text:p>
          </table:table-cell>
          <table:table-cell office:value-type="float" office:value="38.607385">
            <text:p>38.607385</text:p>
          </table:table-cell>
          <table:table-cell office:value-type="float" office:value="0.00121355">
            <text:p>0.00121355</text:p>
          </table:table-cell>
          <table:table-cell table:formula="of:=[.C60]*10^6" office:value-type="float" office:value="1213.55">
            <text:p>1213.55</text:p>
          </table:table-cell>
        </table:table-row>
        <table:table-row table:style-name="ro2">
          <table:table-cell office:value-type="float" office:value="6144">
            <text:p>6144</text:p>
          </table:table-cell>
          <table:table-cell office:value-type="float" office:value="38.807686">
            <text:p>38.807686</text:p>
          </table:table-cell>
          <table:table-cell office:value-type="float" office:value="0.00120788">
            <text:p>0.00120788</text:p>
          </table:table-cell>
          <table:table-cell table:formula="of:=[.C61]*10^6" office:value-type="float" office:value="1207.88">
            <text:p>1207.88</text:p>
          </table:table-cell>
        </table:table-row>
        <table:table-row table:style-name="ro2">
          <table:table-cell office:value-type="float" office:value="6147">
            <text:p>6147</text:p>
          </table:table-cell>
          <table:table-cell office:value-type="float" office:value="38.920879">
            <text:p>38.920879</text:p>
          </table:table-cell>
          <table:table-cell office:value-type="float" office:value="0.00120495">
            <text:p>0.00120495</text:p>
          </table:table-cell>
          <table:table-cell table:formula="of:=[.C62]*10^6" office:value-type="float" office:value="1204.95">
            <text:p>1204.95</text:p>
          </table:table-cell>
        </table:table-row>
        <table:table-row table:style-name="ro2">
          <table:table-cell office:value-type="float" office:value="8189">
            <text:p>8189</text:p>
          </table:table-cell>
          <table:table-cell office:value-type="float" office:value="43.720411">
            <text:p>43.720411</text:p>
          </table:table-cell>
          <table:table-cell office:value-type="float" office:value="0.00142901">
            <text:p>0.00142901</text:p>
          </table:table-cell>
          <table:table-cell table:formula="of:=[.C63]*10^6" office:value-type="float" office:value="1429.01">
            <text:p>1429.01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43.766615">
            <text:p>43.766615</text:p>
          </table:table-cell>
          <table:table-cell office:value-type="float" office:value="0.00142803">
            <text:p>0.00142803</text:p>
          </table:table-cell>
          <table:table-cell table:formula="of:=[.C64]*10^6" office:value-type="float" office:value="1428.03">
            <text:p>1428.03</text:p>
          </table:table-cell>
        </table:table-row>
        <table:table-row table:style-name="ro2">
          <table:table-cell office:value-type="float" office:value="8195">
            <text:p>8195</text:p>
          </table:table-cell>
          <table:table-cell office:value-type="float" office:value="43.613728">
            <text:p>43.613728</text:p>
          </table:table-cell>
          <table:table-cell office:value-type="float" office:value="0.00143356">
            <text:p>0.00143356</text:p>
          </table:table-cell>
          <table:table-cell table:formula="of:=[.C65]*10^6" office:value-type="float" office:value="1433.56">
            <text:p>1433.56</text:p>
          </table:table-cell>
        </table:table-row>
        <table:table-row table:style-name="ro2">
          <table:table-cell office:value-type="float" office:value="12285">
            <text:p>12285</text:p>
          </table:table-cell>
          <table:table-cell office:value-type="float" office:value="52.371843">
            <text:p>52.371843</text:p>
          </table:table-cell>
          <table:table-cell office:value-type="float" office:value="0.00178965">
            <text:p>0.00178965</text:p>
          </table:table-cell>
          <table:table-cell table:formula="of:=[.C66]*10^6" office:value-type="float" office:value="1789.65">
            <text:p>1789.65</text:p>
          </table:table-cell>
        </table:table-row>
        <table:table-row table:style-name="ro2">
          <table:table-cell office:value-type="float" office:value="12288">
            <text:p>12288</text:p>
          </table:table-cell>
          <table:table-cell office:value-type="float" office:value="52.213923">
            <text:p>52.213923</text:p>
          </table:table-cell>
          <table:table-cell office:value-type="float" office:value="0.0017955">
            <text:p>0.0017955</text:p>
          </table:table-cell>
          <table:table-cell table:formula="of:=[.C67]*10^6" office:value-type="float" office:value="1795.5">
            <text:p>1795.5</text:p>
          </table:table-cell>
        </table:table-row>
        <table:table-row table:style-name="ro2">
          <table:table-cell office:value-type="float" office:value="12291">
            <text:p>12291</text:p>
          </table:table-cell>
          <table:table-cell office:value-type="float" office:value="52.389116">
            <text:p>52.389116</text:p>
          </table:table-cell>
          <table:table-cell office:value-type="float" office:value="0.00178993">
            <text:p>0.00178993</text:p>
          </table:table-cell>
          <table:table-cell table:formula="of:=[.C68]*10^6" office:value-type="float" office:value="1789.93">
            <text:p>1789.93</text:p>
          </table:table-cell>
        </table:table-row>
        <table:table-row table:style-name="ro2">
          <table:table-cell office:value-type="float" office:value="16381">
            <text:p>16381</text:p>
          </table:table-cell>
          <table:table-cell office:value-type="float" office:value="57.986553">
            <text:p>57.986553</text:p>
          </table:table-cell>
          <table:table-cell office:value-type="float" office:value="0.00215528">
            <text:p>0.00215528</text:p>
          </table:table-cell>
          <table:table-cell table:formula="of:=[.C69]*10^6" office:value-type="float" office:value="2155.28">
            <text:p>2155.28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58.31465">
            <text:p>58.31465</text:p>
          </table:table-cell>
          <table:table-cell office:value-type="float" office:value="0.00214354">
            <text:p>0.00214354</text:p>
          </table:table-cell>
          <table:table-cell table:formula="of:=[.C70]*10^6" office:value-type="float" office:value="2143.54">
            <text:p>2143.54</text:p>
          </table:table-cell>
        </table:table-row>
        <table:table-row table:style-name="ro2">
          <table:table-cell office:value-type="float" office:value="16387">
            <text:p>16387</text:p>
          </table:table-cell>
          <table:table-cell office:value-type="float" office:value="58.807222">
            <text:p>58.807222</text:p>
          </table:table-cell>
          <table:table-cell office:value-type="float" office:value="0.00212598">
            <text:p>0.00212598</text:p>
          </table:table-cell>
          <table:table-cell table:formula="of:=[.C71]*10^6" office:value-type="float" office:value="2125.98">
            <text:p>2125.98</text:p>
          </table:table-cell>
        </table:table-row>
        <table:table-row table:style-name="ro2">
          <table:table-cell office:value-type="float" office:value="24573">
            <text:p>24573</text:p>
          </table:table-cell>
          <table:table-cell office:value-type="float" office:value="66.608579">
            <text:p>66.608579</text:p>
          </table:table-cell>
          <table:table-cell office:value-type="float" office:value="0.00281461">
            <text:p>0.00281461</text:p>
          </table:table-cell>
          <table:table-cell table:formula="of:=[.C72]*10^6" office:value-type="float" office:value="2814.61">
            <text:p>2814.61</text:p>
          </table:table-cell>
        </table:table-row>
        <table:table-row table:style-name="ro2">
          <table:table-cell office:value-type="float" office:value="24576">
            <text:p>24576</text:p>
          </table:table-cell>
          <table:table-cell office:value-type="float" office:value="66.413574">
            <text:p>66.413574</text:p>
          </table:table-cell>
          <table:table-cell office:value-type="float" office:value="0.00282322">
            <text:p>0.00282322</text:p>
          </table:table-cell>
          <table:table-cell table:formula="of:=[.C73]*10^6" office:value-type="float" office:value="2823.22">
            <text:p>2823.22</text:p>
          </table:table-cell>
        </table:table-row>
        <table:table-row table:style-name="ro2">
          <table:table-cell office:value-type="float" office:value="24579">
            <text:p>24579</text:p>
          </table:table-cell>
          <table:table-cell office:value-type="float" office:value="66.582665">
            <text:p>66.582665</text:p>
          </table:table-cell>
          <table:table-cell office:value-type="float" office:value="0.00281639">
            <text:p>0.00281639</text:p>
          </table:table-cell>
          <table:table-cell table:formula="of:=[.C74]*10^6" office:value-type="float" office:value="2816.39">
            <text:p>2816.39</text:p>
          </table:table-cell>
        </table:table-row>
        <table:table-row table:style-name="ro2">
          <table:table-cell office:value-type="float" office:value="32765">
            <text:p>32765</text:p>
          </table:table-cell>
          <table:table-cell office:value-type="float" office:value="70.284807">
            <text:p>70.284807</text:p>
          </table:table-cell>
          <table:table-cell office:value-type="float" office:value="0.00355663">
            <text:p>0.00355663</text:p>
          </table:table-cell>
          <table:table-cell table:formula="of:=[.C75]*10^6" office:value-type="float" office:value="3556.63">
            <text:p>3556.63</text:p>
          </table:table-cell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70.382157">
            <text:p>70.382157</text:p>
          </table:table-cell>
          <table:table-cell office:value-type="float" office:value="0.00355204">
            <text:p>0.00355204</text:p>
          </table:table-cell>
          <table:table-cell table:formula="of:=[.C76]*10^6" office:value-type="float" office:value="3552.04">
            <text:p>3552.04</text:p>
          </table:table-cell>
        </table:table-row>
        <table:table-row table:style-name="ro2">
          <table:table-cell office:value-type="float" office:value="32771">
            <text:p>32771</text:p>
          </table:table-cell>
          <table:table-cell office:value-type="float" office:value="70.300968">
            <text:p>70.300968</text:p>
          </table:table-cell>
          <table:table-cell office:value-type="float" office:value="0.00355646">
            <text:p>0.00355646</text:p>
          </table:table-cell>
          <table:table-cell table:formula="of:=[.C77]*10^6" office:value-type="float" office:value="3556.46">
            <text:p>3556.46</text:p>
          </table:table-cell>
        </table:table-row>
        <table:table-row table:style-name="ro2">
          <table:table-cell office:value-type="float" office:value="49149">
            <text:p>49149</text:p>
          </table:table-cell>
          <table:table-cell office:value-type="float" office:value="76.085724">
            <text:p>76.085724</text:p>
          </table:table-cell>
          <table:table-cell office:value-type="float" office:value="0.00492835">
            <text:p>0.00492835</text:p>
          </table:table-cell>
          <table:table-cell table:formula="of:=[.C78]*10^6" office:value-type="float" office:value="4928.35">
            <text:p>4928.35</text:p>
          </table:table-cell>
        </table:table-row>
        <table:table-row table:style-name="ro2">
          <table:table-cell office:value-type="float" office:value="49152">
            <text:p>49152</text:p>
          </table:table-cell>
          <table:table-cell office:value-type="float" office:value="76.092775">
            <text:p>76.092775</text:p>
          </table:table-cell>
          <table:table-cell office:value-type="float" office:value="0.00492819">
            <text:p>0.00492819</text:p>
          </table:table-cell>
          <table:table-cell table:formula="of:=[.C79]*10^6" office:value-type="float" office:value="4928.19">
            <text:p>4928.19</text:p>
          </table:table-cell>
        </table:table-row>
        <table:table-row table:style-name="ro2">
          <table:table-cell office:value-type="float" office:value="49155">
            <text:p>49155</text:p>
          </table:table-cell>
          <table:table-cell office:value-type="float" office:value="76.192691">
            <text:p>76.192691</text:p>
          </table:table-cell>
          <table:table-cell office:value-type="float" office:value="0.00492203">
            <text:p>0.00492203</text:p>
          </table:table-cell>
          <table:table-cell table:formula="of:=[.C80]*10^6" office:value-type="float" office:value="4922.03">
            <text:p>4922.03</text:p>
          </table:table-cell>
        </table:table-row>
        <table:table-row table:style-name="ro2">
          <table:table-cell office:value-type="float" office:value="65533">
            <text:p>65533</text:p>
          </table:table-cell>
          <table:table-cell office:value-type="float" office:value="68.58709">
            <text:p>68.58709</text:p>
          </table:table-cell>
          <table:table-cell office:value-type="float" office:value="0.00728967">
            <text:p>0.00728967</text:p>
          </table:table-cell>
          <table:table-cell table:formula="of:=[.C81]*10^6" office:value-type="float" office:value="7289.67">
            <text:p>7289.67</text:p>
          </table:table-cell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68.708958">
            <text:p>68.708958</text:p>
          </table:table-cell>
          <table:table-cell office:value-type="float" office:value="0.00727707">
            <text:p>0.00727707</text:p>
          </table:table-cell>
          <table:table-cell table:formula="of:=[.C82]*10^6" office:value-type="float" office:value="7277.07">
            <text:p>7277.07</text:p>
          </table:table-cell>
        </table:table-row>
        <table:table-row table:style-name="ro2">
          <table:table-cell office:value-type="float" office:value="65539">
            <text:p>65539</text:p>
          </table:table-cell>
          <table:table-cell office:value-type="float" office:value="69.089366">
            <text:p>69.089366</text:p>
          </table:table-cell>
          <table:table-cell office:value-type="float" office:value="0.00723734">
            <text:p>0.00723734</text:p>
          </table:table-cell>
          <table:table-cell table:formula="of:=[.C83]*10^6" office:value-type="float" office:value="7237.34">
            <text:p>7237.34</text:p>
          </table:table-cell>
        </table:table-row>
        <table:table-row table:style-name="ro2">
          <table:table-cell office:value-type="float" office:value="98301">
            <text:p>98301</text:p>
          </table:table-cell>
          <table:table-cell office:value-type="float" office:value="74.322068">
            <text:p>74.322068</text:p>
          </table:table-cell>
          <table:table-cell office:value-type="float" office:value="0.01009091">
            <text:p>0.01009091</text:p>
          </table:table-cell>
          <table:table-cell/>
        </table:table-row>
        <table:table-row table:style-name="ro2">
          <table:table-cell office:value-type="float" office:value="98304">
            <text:p>98304</text:p>
          </table:table-cell>
          <table:table-cell office:value-type="float" office:value="74.339705">
            <text:p>74.339705</text:p>
          </table:table-cell>
          <table:table-cell office:value-type="float" office:value="0.01008882">
            <text:p>0.01008882</text:p>
          </table:table-cell>
          <table:table-cell/>
        </table:table-row>
        <table:table-row table:style-name="ro2">
          <table:table-cell office:value-type="float" office:value="98307">
            <text:p>98307</text:p>
          </table:table-cell>
          <table:table-cell office:value-type="float" office:value="74.385481">
            <text:p>74.385481</text:p>
          </table:table-cell>
          <table:table-cell office:value-type="float" office:value="0.01008292">
            <text:p>0.01008292</text:p>
          </table:table-cell>
          <table:table-cell/>
        </table:table-row>
        <table:table-row table:style-name="ro2">
          <table:table-cell office:value-type="float" office:value="131069">
            <text:p>131069</text:p>
          </table:table-cell>
          <table:table-cell office:value-type="float" office:value="78.064213">
            <text:p>78.064213</text:p>
          </table:table-cell>
          <table:table-cell office:value-type="float" office:value="0.01280967">
            <text:p>0.01280967</text:p>
          </table:table-cell>
          <table:table-cell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77.963698">
            <text:p>77.963698</text:p>
          </table:table-cell>
          <table:table-cell office:value-type="float" office:value="0.01282648">
            <text:p>0.01282648</text:p>
          </table:table-cell>
          <table:table-cell/>
        </table:table-row>
        <table:table-row table:style-name="ro2">
          <table:table-cell office:value-type="float" office:value="131075">
            <text:p>131075</text:p>
          </table:table-cell>
          <table:table-cell office:value-type="float" office:value="77.954373">
            <text:p>77.954373</text:p>
          </table:table-cell>
          <table:table-cell office:value-type="float" office:value="0.01282831">
            <text:p>0.01282831</text:p>
          </table:table-cell>
          <table:table-cell/>
        </table:table-row>
        <table:table-row table:style-name="ro2">
          <table:table-cell office:value-type="float" office:value="196605">
            <text:p>196605</text:p>
          </table:table-cell>
          <table:table-cell office:value-type="float" office:value="81.429783">
            <text:p>81.429783</text:p>
          </table:table-cell>
          <table:table-cell office:value-type="float" office:value="0.0184205">
            <text:p>0.0184205</text:p>
          </table:table-cell>
          <table:table-cell/>
        </table:table-row>
        <table:table-row table:style-name="ro2">
          <table:table-cell office:value-type="float" office:value="196608">
            <text:p>196608</text:p>
          </table:table-cell>
          <table:table-cell office:value-type="float" office:value="81.377308">
            <text:p>81.377308</text:p>
          </table:table-cell>
          <table:table-cell office:value-type="float" office:value="0.01843266">
            <text:p>0.01843266</text:p>
          </table:table-cell>
          <table:table-cell/>
        </table:table-row>
        <table:table-row table:style-name="ro2">
          <table:table-cell office:value-type="float" office:value="196611">
            <text:p>196611</text:p>
          </table:table-cell>
          <table:table-cell office:value-type="float" office:value="81.47058">
            <text:p>81.47058</text:p>
          </table:table-cell>
          <table:table-cell office:value-type="float" office:value="0.01841184">
            <text:p>0.01841184</text:p>
          </table:table-cell>
          <table:table-cell/>
        </table:table-row>
        <table:table-row table:style-name="ro2">
          <table:table-cell office:value-type="float" office:value="262141">
            <text:p>262141</text:p>
          </table:table-cell>
          <table:table-cell office:value-type="float" office:value="83.470826">
            <text:p>83.470826</text:p>
          </table:table-cell>
          <table:table-cell office:value-type="float" office:value="0.02396019">
            <text:p>0.02396019</text:p>
          </table:table-cell>
          <table:table-cell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83.494491">
            <text:p>83.494491</text:p>
          </table:table-cell>
          <table:table-cell office:value-type="float" office:value="0.02395368">
            <text:p>0.02395368</text:p>
          </table:table-cell>
          <table:table-cell/>
        </table:table-row>
        <table:table-row table:style-name="ro2">
          <table:table-cell office:value-type="float" office:value="262147">
            <text:p>262147</text:p>
          </table:table-cell>
          <table:table-cell office:value-type="float" office:value="83.465954">
            <text:p>83.465954</text:p>
          </table:table-cell>
          <table:table-cell office:value-type="float" office:value="0.02396214">
            <text:p>0.02396214</text:p>
          </table:table-cell>
          <table:table-cell/>
        </table:table-row>
        <table:table-row table:style-name="ro2">
          <table:table-cell office:value-type="float" office:value="393213">
            <text:p>393213</text:p>
          </table:table-cell>
          <table:table-cell office:value-type="float" office:value="85.279957">
            <text:p>85.279957</text:p>
          </table:table-cell>
          <table:table-cell office:value-type="float" office:value="0.03517799">
            <text:p>0.03517799</text:p>
          </table:table-cell>
          <table:table-cell/>
        </table:table-row>
        <table:table-row table:style-name="ro2">
          <table:table-cell office:value-type="float" office:value="393216">
            <text:p>393216</text:p>
          </table:table-cell>
          <table:table-cell office:value-type="float" office:value="85.331115">
            <text:p>85.331115</text:p>
          </table:table-cell>
          <table:table-cell office:value-type="float" office:value="0.03515716">
            <text:p>0.03515716</text:p>
          </table:table-cell>
          <table:table-cell/>
        </table:table-row>
        <table:table-row table:style-name="ro2">
          <table:table-cell office:value-type="float" office:value="393219">
            <text:p>393219</text:p>
          </table:table-cell>
          <table:table-cell office:value-type="float" office:value="85.341026">
            <text:p>85.341026</text:p>
          </table:table-cell>
          <table:table-cell office:value-type="float" office:value="0.03515335">
            <text:p>0.03515335</text:p>
          </table:table-cell>
          <table:table-cell/>
        </table:table-row>
        <table:table-row table:style-name="ro2">
          <table:table-cell office:value-type="float" office:value="524285">
            <text:p>524285</text:p>
          </table:table-cell>
          <table:table-cell office:value-type="float" office:value="86.365217">
            <text:p>86.365217</text:p>
          </table:table-cell>
          <table:table-cell office:value-type="float" office:value="0.04631468">
            <text:p>0.04631468</text:p>
          </table:table-cell>
          <table:table-cell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86.375642">
            <text:p>86.375642</text:p>
          </table:table-cell>
          <table:table-cell office:value-type="float" office:value="0.04630935">
            <text:p>0.04630935</text:p>
          </table:table-cell>
          <table:table-cell/>
        </table:table-row>
        <table:table-row table:style-name="ro2">
          <table:table-cell office:value-type="float" office:value="524291">
            <text:p>524291</text:p>
          </table:table-cell>
          <table:table-cell office:value-type="float" office:value="86.342278">
            <text:p>86.342278</text:p>
          </table:table-cell>
          <table:table-cell office:value-type="float" office:value="0.04632751">
            <text:p>0.04632751</text:p>
          </table:table-cell>
          <table:table-cell/>
        </table:table-row>
        <table:table-row table:style-name="ro2">
          <table:table-cell office:value-type="float" office:value="786429">
            <text:p>786429</text:p>
          </table:table-cell>
          <table:table-cell office:value-type="float" office:value="87.518761">
            <text:p>87.518761</text:p>
          </table:table-cell>
          <table:table-cell office:value-type="float" office:value="0.06855647">
            <text:p>0.06855647</text:p>
          </table:table-cell>
          <table:table-cell/>
        </table:table-row>
        <table:table-row table:style-name="ro2">
          <table:table-cell office:value-type="float" office:value="786432">
            <text:p>786432</text:p>
          </table:table-cell>
          <table:table-cell office:value-type="float" office:value="87.521631">
            <text:p>87.521631</text:p>
          </table:table-cell>
          <table:table-cell office:value-type="float" office:value="0.06855448">
            <text:p>0.06855448</text:p>
          </table:table-cell>
          <table:table-cell/>
        </table:table-row>
        <table:table-row table:style-name="ro2">
          <table:table-cell office:value-type="float" office:value="786435">
            <text:p>786435</text:p>
          </table:table-cell>
          <table:table-cell office:value-type="float" office:value="87.536172">
            <text:p>87.536172</text:p>
          </table:table-cell>
          <table:table-cell office:value-type="float" office:value="0.06854335">
            <text:p>0.06854335</text:p>
          </table:table-cell>
          <table:table-cell/>
        </table:table-row>
        <table:table-row table:style-name="ro2">
          <table:table-cell office:value-type="float" office:value="1048573">
            <text:p>1048573</text:p>
          </table:table-cell>
          <table:table-cell office:value-type="float" office:value="88.059262">
            <text:p>88.059262</text:p>
          </table:table-cell>
          <table:table-cell office:value-type="float" office:value="0.09084765">
            <text:p>0.09084765</text:p>
          </table:table-cell>
          <table:table-cell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88.062904">
            <text:p>88.062904</text:p>
          </table:table-cell>
          <table:table-cell office:value-type="float" office:value="0.09084415">
            <text:p>0.09084415</text:p>
          </table:table-cell>
          <table:table-cell/>
        </table:table-row>
        <table:table-row table:style-name="ro2">
          <table:table-cell office:value-type="float" office:value="1048579">
            <text:p>1048579</text:p>
          </table:table-cell>
          <table:table-cell office:value-type="float" office:value="88.069781">
            <text:p>88.069781</text:p>
          </table:table-cell>
          <table:table-cell office:value-type="float" office:value="0.09083732">
            <text:p>0.09083732</text:p>
          </table:table-cell>
          <table:table-cell/>
        </table:table-row>
        <table:table-row table:style-name="ro2">
          <table:table-cell office:value-type="float" office:value="1572861">
            <text:p>1572861</text:p>
          </table:table-cell>
          <table:table-cell office:value-type="float" office:value="88.624812">
            <text:p>88.624812</text:p>
          </table:table-cell>
          <table:table-cell office:value-type="float" office:value="0.135402">
            <text:p>0.135402</text:p>
          </table:table-cell>
          <table:table-cell/>
        </table:table-row>
        <table:table-row table:style-name="ro2">
          <table:table-cell office:value-type="float" office:value="1572864">
            <text:p>1572864</text:p>
          </table:table-cell>
          <table:table-cell office:value-type="float" office:value="88.624331">
            <text:p>88.624331</text:p>
          </table:table-cell>
          <table:table-cell office:value-type="float" office:value="0.135403">
            <text:p>0.135403</text:p>
          </table:table-cell>
          <table:table-cell/>
        </table:table-row>
        <table:table-row table:style-name="ro2">
          <table:table-cell office:value-type="float" office:value="1572867">
            <text:p>1572867</text:p>
          </table:table-cell>
          <table:table-cell office:value-type="float" office:value="88.644114">
            <text:p>88.644114</text:p>
          </table:table-cell>
          <table:table-cell office:value-type="float" office:value="0.13537304">
            <text:p>0.13537304</text:p>
          </table:table-cell>
          <table:table-cell/>
        </table:table-row>
        <table:table-row table:style-name="ro2">
          <table:table-cell office:value-type="float" office:value="2097149">
            <text:p>2097149</text:p>
          </table:table-cell>
          <table:table-cell office:value-type="float" office:value="88.885295">
            <text:p>88.885295</text:p>
          </table:table-cell>
          <table:table-cell office:value-type="float" office:value="0.18000702">
            <text:p>0.18000702</text:p>
          </table:table-cell>
          <table:table-cell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88.889464">
            <text:p>88.889464</text:p>
          </table:table-cell>
          <table:table-cell office:value-type="float" office:value="0.17999883">
            <text:p>0.17999883</text:p>
          </table:table-cell>
          <table:table-cell/>
        </table:table-row>
        <table:table-row table:style-name="ro2">
          <table:table-cell office:value-type="float" office:value="2097155">
            <text:p>2097155</text:p>
          </table:table-cell>
          <table:table-cell office:value-type="float" office:value="88.904233">
            <text:p>88.904233</text:p>
          </table:table-cell>
          <table:table-cell office:value-type="float" office:value="0.17996919">
            <text:p>0.17996919</text:p>
          </table:table-cell>
          <table:table-cell/>
        </table:table-row>
        <table:table-row table:style-name="ro2">
          <table:table-cell office:value-type="float" office:value="3145725">
            <text:p>3145725</text:p>
          </table:table-cell>
          <table:table-cell office:value-type="float" office:value="89.174717">
            <text:p>89.174717</text:p>
          </table:table-cell>
          <table:table-cell office:value-type="float" office:value="0.26913432">
            <text:p>0.26913432</text:p>
          </table:table-cell>
          <table:table-cell/>
        </table:table-row>
        <table:table-row table:style-name="ro2">
          <table:table-cell office:value-type="float" office:value="3145728">
            <text:p>3145728</text:p>
          </table:table-cell>
          <table:table-cell office:value-type="float" office:value="89.181373">
            <text:p>89.181373</text:p>
          </table:table-cell>
          <table:table-cell office:value-type="float" office:value="0.26911449">
            <text:p>0.26911449</text:p>
          </table:table-cell>
          <table:table-cell/>
        </table:table-row>
        <table:table-row table:style-name="ro2">
          <table:table-cell office:value-type="float" office:value="3145731">
            <text:p>3145731</text:p>
          </table:table-cell>
          <table:table-cell office:value-type="float" office:value="89.182287">
            <text:p>89.182287</text:p>
          </table:table-cell>
          <table:table-cell office:value-type="float" office:value="0.26911199">
            <text:p>0.26911199</text:p>
          </table:table-cell>
          <table:table-cell/>
        </table:table-row>
        <table:table-row table:style-name="ro2">
          <table:table-cell office:value-type="float" office:value="4194301">
            <text:p>4194301</text:p>
          </table:table-cell>
          <table:table-cell office:value-type="float" office:value="89.311191">
            <text:p>89.311191</text:p>
          </table:table-cell>
          <table:table-cell office:value-type="float" office:value="0.35829751">
            <text:p>0.35829751</text:p>
          </table:table-cell>
          <table:table-cell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89.319358">
            <text:p>89.319358</text:p>
          </table:table-cell>
          <table:table-cell office:value-type="float" office:value="0.358265">
            <text:p>0.358265</text:p>
          </table:table-cell>
          <table:table-cell/>
        </table:table-row>
        <table:table-row table:style-name="ro2">
          <table:table-cell office:value-type="float" office:value="4194307">
            <text:p>4194307</text:p>
          </table:table-cell>
          <table:table-cell office:value-type="float" office:value="89.316559">
            <text:p>89.316559</text:p>
          </table:table-cell>
          <table:table-cell office:value-type="float" office:value="0.35827649">
            <text:p>0.35827649</text:p>
          </table:table-cell>
          <table:table-cell/>
        </table:table-row>
        <table:table-row table:style-name="ro2">
          <table:table-cell office:value-type="float" office:value="6291453">
            <text:p>6291453</text:p>
          </table:table-cell>
          <table:table-cell office:value-type="float" office:value="89.461061">
            <text:p>89.461061</text:p>
          </table:table-cell>
          <table:table-cell office:value-type="float" office:value="0.53654603">
            <text:p>0.53654603</text:p>
          </table:table-cell>
          <table:table-cell/>
        </table:table-row>
        <table:table-row table:style-name="ro2">
          <table:table-cell office:value-type="float" office:value="6291456">
            <text:p>6291456</text:p>
          </table:table-cell>
          <table:table-cell office:value-type="float" office:value="89.450716">
            <text:p>89.450716</text:p>
          </table:table-cell>
          <table:table-cell office:value-type="float" office:value="0.53660834">
            <text:p>0.53660834</text:p>
          </table:table-cell>
          <table:table-cell/>
        </table:table-row>
        <table:table-row table:style-name="ro2">
          <table:table-cell office:value-type="float" office:value="6291459">
            <text:p>6291459</text:p>
          </table:table-cell>
          <table:table-cell office:value-type="float" office:value="89.455846">
            <text:p>89.455846</text:p>
          </table:table-cell>
          <table:table-cell office:value-type="float" office:value="0.53657782">
            <text:p>0.53657782</text:p>
          </table:table-cell>
          <table:table-cell/>
        </table:table-row>
        <table:table-row table:style-name="ro2">
          <table:table-cell office:value-type="float" office:value="8388605">
            <text:p>8388605</text:p>
          </table:table-cell>
          <table:table-cell office:value-type="float" office:value="89.142954">
            <text:p>89.142954</text:p>
          </table:table-cell>
          <table:table-cell office:value-type="float" office:value="0.71794768">
            <text:p>0.71794768</text:p>
          </table:table-cell>
          <table:table-cell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89.073345">
            <text:p>89.073345</text:p>
          </table:table-cell>
          <table:table-cell office:value-type="float" office:value="0.718509">
            <text:p>0.718509</text:p>
          </table:table-cell>
          <table:table-cell/>
        </table:table-row>
        <table:table-row table:style-name="ro2">
          <table:table-cell office:value-type="float" office:value="8388611">
            <text:p>8388611</text:p>
          </table:table-cell>
          <table:table-cell office:value-type="float" office:value="89.061955">
            <text:p>89.061955</text:p>
          </table:table-cell>
          <table:table-cell office:value-type="float" office:value="0.71860115">
            <text:p>0.71860115</text:p>
          </table:table-cell>
          <table:table-cell/>
        </table:table-row>
      </table:table>
      <table:table table:name="Sheet1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8T02:58:09</meta:creation-date>
    <dc:date>2014-02-08T04:31:01</dc:date>
    <meta:editing-duration>PT1H7M21S</meta:editing-duration>
    <meta:editing-cycles>6</meta:editing-cycles>
    <meta:generator>LibreOffice/3.5$Linux_X86_64 LibreOffice_project/350m1$Build-2</meta:generator>
    <meta:document-statistic meta:table-count="5" meta:cell-count="7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25cm" chart:symbol-height="0.2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52cm" svg:height="17.972cm" xlink:href=".." xlink:type="simple" chart:class="chart:line" chart:column-mapping="1" chart:style-name="ch1">
        <chart:legend chart:legend-position="end" svg:x="32.868cm" svg:y="8.429cm" style:legend-expansion="high" chart:style-name="ch2"/>
        <chart:plot-area chart:style-name="ch3" table:cell-range-address="TCP.A2:TCP.B40 RXE.B1:RXE.B40 TCP.B1:TCP.B1" chart:data-source-has-labels="both" svg:x="1.725cm" svg:y="1.571cm" svg:width="29.737cm" svg:height="15.05cm">
          <chartooo:coordinate-region svg:x="2.179cm" svg:y="1.776cm" svg:width="28.976cm" svg:height="14.189cm"/>
          <chart:axis chart:dimension="x" chart:name="primary-x" chart:style-name="ch4" chartooo:axis-type="auto">
            <chartooo:date-scale/>
            <chart:title svg:x="14.897cm" svg:y="16.981cm" chart:style-name="ch5">
              <text:p>Message Size (Bytes)</text:p>
            </chart:title>
            <chart:categories table:cell-range-address="TCP.A2:TCP.A40"/>
          </chart:axis>
          <chart:axis chart:dimension="y" chart:name="primary-y" chart:style-name="ch4">
            <chart:title svg:x="0.451cm" svg:y="10.474cm" chart:style-name="ch6">
              <text:p>Bandwidth (Mbps)</text:p>
            </chart:title>
            <chart:grid chart:style-name="ch7" chart:class="major"/>
          </chart:axis>
          <chart:series chart:style-name="ch8" chart:values-cell-range-address="RXE.B2:RXE.B40" chart:label-cell-address="RXE.B1:RXE.B1" chart:class="chart:line">
            <chart:data-point chart:repeated="39"/>
          </chart:series>
          <chart:series chart:style-name="ch9" chart:values-cell-range-address="TCP.B2:TCP.B40" chart:label-cell-address="TCP.B1:TCP.B1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XE.B1:RXE.B1</svg:desc>
                </draw:g>
              </table:table-cell>
              <table:table-cell office:value-type="string">
                <text:p>TCP</text:p>
                <draw:g>
                  <svg:desc>TCP.B1:TCP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CP.A2:TCP.A40</svg:desc>
                </draw:g>
              </table:table-cell>
              <table:table-cell office:value-type="float" office:value="0.020257">
                <text:p>0.020257</text:p>
                <draw:g>
                  <svg:desc>RXE.B2:RXE.B40</svg:desc>
                </draw:g>
              </table:table-cell>
              <table:table-cell office:value-type="float" office:value="0.015933">
                <text:p>0.015933</text:p>
                <draw:g>
                  <svg:desc>TCP.B2:TCP.B4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40315">
                <text:p>0.040315</text:p>
              </table:table-cell>
              <table:table-cell office:value-type="float" office:value="0.032053">
                <text:p>0.03205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0021">
                <text:p>0.060021</text:p>
              </table:table-cell>
              <table:table-cell office:value-type="float" office:value="0.047046">
                <text:p>0.04704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79522">
                <text:p>0.079522</text:p>
              </table:table-cell>
              <table:table-cell office:value-type="float" office:value="0.063836">
                <text:p>0.06383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19828">
                <text:p>0.119828</text:p>
              </table:table-cell>
              <table:table-cell office:value-type="float" office:value="0.093984">
                <text:p>0.0939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57922">
                <text:p>0.157922</text:p>
              </table:table-cell>
              <table:table-cell office:value-type="float" office:value="0.131065">
                <text:p>0.1310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38001">
                <text:p>0.238001</text:p>
              </table:table-cell>
              <table:table-cell office:value-type="float" office:value="0.191641">
                <text:p>0.1916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54027">
                <text:p>0.254027</text:p>
              </table:table-cell>
              <table:table-cell office:value-type="float" office:value="0.209702">
                <text:p>0.2097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15777">
                <text:p>0.315777</text:p>
              </table:table-cell>
              <table:table-cell office:value-type="float" office:value="0.254223">
                <text:p>0.25422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80941">
                <text:p>0.380941</text:p>
              </table:table-cell>
              <table:table-cell office:value-type="float" office:value="0.294695">
                <text:p>0.29469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418408">
                <text:p>0.418408</text:p>
              </table:table-cell>
              <table:table-cell office:value-type="float" office:value="0.329088">
                <text:p>0.32908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72983">
                <text:p>0.472983</text:p>
              </table:table-cell>
              <table:table-cell office:value-type="float" office:value="0.377411">
                <text:p>0.37741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54531">
                <text:p>0.54531</text:p>
              </table:table-cell>
              <table:table-cell office:value-type="float" office:value="0.416945">
                <text:p>0.41694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556717">
                <text:p>0.556717</text:p>
              </table:table-cell>
              <table:table-cell office:value-type="float" office:value="0.451468">
                <text:p>0.4514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19497">
                <text:p>0.619497</text:p>
              </table:table-cell>
              <table:table-cell office:value-type="float" office:value="0.49466">
                <text:p>0.4946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69909">
                <text:p>0.69909</text:p>
              </table:table-cell>
              <table:table-cell office:value-type="float" office:value="0.544552">
                <text:p>0.54455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881148">
                <text:p>0.881148</text:p>
              </table:table-cell>
              <table:table-cell office:value-type="float" office:value="0.672972">
                <text:p>0.6729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42698">
                <text:p>0.942698</text:p>
              </table:table-cell>
              <table:table-cell office:value-type="float" office:value="0.721696">
                <text:p>0.72169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002635">
                <text:p>1.00263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188189">
                <text:p>1.188189</text:p>
              </table:table-cell>
              <table:table-cell office:value-type="float" office:value="0.905364">
                <text:p>0.90536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244395">
                <text:p>1.244395</text:p>
              </table:table-cell>
              <table:table-cell office:value-type="float" office:value="0.957167">
                <text:p>0.95716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.28816">
                <text:p>1.28816</text:p>
              </table:table-cell>
              <table:table-cell office:value-type="float" office:value="0.986277">
                <text:p>0.9862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.799613">
                <text:p>1.799613</text:p>
              </table:table-cell>
              <table:table-cell office:value-type="float" office:value="1.362519">
                <text:p>1.36251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852944">
                <text:p>1.852944</text:p>
              </table:table-cell>
              <table:table-cell office:value-type="float" office:value="1.406053">
                <text:p>1.40605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.89976">
                <text:p>1.89976</text:p>
              </table:table-cell>
              <table:table-cell office:value-type="float" office:value="1.433658">
                <text:p>1.43365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467186">
                <text:p>2.467186</text:p>
              </table:table-cell>
              <table:table-cell office:value-type="float" office:value="1.769599">
                <text:p>1.7695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52278">
                <text:p>2.52278</text:p>
              </table:table-cell>
              <table:table-cell office:value-type="float" office:value="1.86226">
                <text:p>1.8622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.590425">
                <text:p>2.590425</text:p>
              </table:table-cell>
              <table:table-cell office:value-type="float" office:value="1.888169">
                <text:p>1.88816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.717203">
                <text:p>3.717203</text:p>
              </table:table-cell>
              <table:table-cell office:value-type="float" office:value="2.654663">
                <text:p>2.65466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.80346">
                <text:p>3.80346</text:p>
              </table:table-cell>
              <table:table-cell office:value-type="float" office:value="2.713314">
                <text:p>2.71331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.62118">
                <text:p>3.62118</text:p>
              </table:table-cell>
              <table:table-cell office:value-type="float" office:value="2.765987">
                <text:p>2.76598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4.915267">
                <text:p>4.915267</text:p>
              </table:table-cell>
              <table:table-cell office:value-type="float" office:value="3.512174">
                <text:p>3.51217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91161">
                <text:p>4.91161</text:p>
              </table:table-cell>
              <table:table-cell office:value-type="float" office:value="3.543866">
                <text:p>3.54386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.135561">
                <text:p>5.135561</text:p>
              </table:table-cell>
              <table:table-cell office:value-type="float" office:value="3.546836">
                <text:p>3.546836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5.848119">
                <text:p>5.848119</text:p>
              </table:table-cell>
              <table:table-cell office:value-type="float" office:value="5.176647">
                <text:p>5.17664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5.904589">
                <text:p>5.904589</text:p>
              </table:table-cell>
              <table:table-cell office:value-type="float" office:value="5.208369">
                <text:p>5.208369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6.041668">
                <text:p>6.041668</text:p>
              </table:table-cell>
              <table:table-cell office:value-type="float" office:value="5.279564">
                <text:p>5.279564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7.419521">
                <text:p>7.419521</text:p>
              </table:table-cell>
              <table:table-cell office:value-type="float" office:value="6.477222">
                <text:p>6.47722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.498362">
                <text:p>7.498362</text:p>
              </table:table-cell>
              <table:table-cell office:value-type="float" office:value="6.508651">
                <text:p>6.508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52cm" svg:height="17.972cm" xlink:href=".." xlink:type="simple" chart:class="chart:line" chart:column-mapping="1" chart:style-name="ch1">
        <chart:legend chart:legend-position="end" svg:x="32.868cm" svg:y="8.429cm" style:legend-expansion="high" chart:style-name="ch2"/>
        <chart:plot-area chart:style-name="ch3" table:cell-range-address="TCP.A41:TCP.B83 RXE.B1:RXE.B1 RXE.B41:RXE.B83 TCP.B1:TCP.B1" chart:data-source-has-labels="both" svg:x="1.725cm" svg:y="1.571cm" svg:width="29.737cm" svg:height="15.05cm">
          <chartooo:coordinate-region svg:x="2.382cm" svg:y="1.776cm" svg:width="28.57cm" svg:height="13.782cm"/>
          <chart:axis chart:dimension="x" chart:name="primary-x" chart:style-name="ch4" chartooo:axis-type="auto">
            <chartooo:date-scale/>
            <chart:title svg:x="14.897cm" svg:y="16.981cm" chart:style-name="ch5">
              <text:p>Message Size (Bytes)</text:p>
            </chart:title>
            <chart:categories table:cell-range-address="TCP.A41:TCP.A83"/>
          </chart:axis>
          <chart:axis chart:dimension="y" chart:name="primary-y" chart:style-name="ch4">
            <chart:title svg:x="0.451cm" svg:y="10.474cm" chart:style-name="ch6">
              <text:p>Bandwidth (Mbps)</text:p>
            </chart:title>
            <chart:grid chart:style-name="ch7" chart:class="major"/>
          </chart:axis>
          <chart:series chart:style-name="ch8" chart:values-cell-range-address="RXE.B41:RXE.B83" chart:label-cell-address="RXE.B1:RXE.B1" chart:class="chart:line">
            <chart:data-point chart:repeated="43"/>
          </chart:series>
          <chart:series chart:style-name="ch9" chart:values-cell-range-address="TCP.B41:TCP.B83" chart:label-cell-address="TCP.B1:TCP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XE.B1:RXE.B1</svg:desc>
                </draw:g>
              </table:table-cell>
              <table:table-cell office:value-type="string">
                <text:p>TCP</text:p>
                <draw:g>
                  <svg:desc>TCP.B1:TCP.B1</svg:desc>
                </draw:g>
              </table:table-cell>
            </table:table-row>
          </table:table-header-rows>
          <table:table-rows>
            <table:table-row>
              <table:table-cell office:value-type="float" office:value="515">
                <text:p>520</text:p>
                <draw:g>
                  <svg:desc>TCP.A41:TCP.A83</svg:desc>
                </draw:g>
              </table:table-cell>
              <table:table-cell office:value-type="float" office:value="7.517105">
                <text:p>7.517105</text:p>
                <draw:g>
                  <svg:desc>RXE.B41:RXE.B83</svg:desc>
                </draw:g>
              </table:table-cell>
              <table:table-cell office:value-type="float" office:value="6.574036">
                <text:p>6.574036</text:p>
                <draw:g>
                  <svg:desc>TCP.B41:TCP.B83</svg:desc>
                </draw:g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0.379043">
                <text:p>10.379043</text:p>
              </table:table-cell>
              <table:table-cell office:value-type="float" office:value="8.610352">
                <text:p>8.61035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0.420276">
                <text:p>10.420276</text:p>
              </table:table-cell>
              <table:table-cell office:value-type="float" office:value="8.727652">
                <text:p>8.727652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0.46098">
                <text:p>10.46098</text:p>
              </table:table-cell>
              <table:table-cell office:value-type="float" office:value="8.720994">
                <text:p>8.720994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12.409858">
                <text:p>12.409858</text:p>
              </table:table-cell>
              <table:table-cell office:value-type="float" office:value="11.147204">
                <text:p>11.14720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2.763302">
                <text:p>12.763302</text:p>
              </table:table-cell>
              <table:table-cell office:value-type="float" office:value="11.23761">
                <text:p>11.23761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12.283056">
                <text:p>12.283056</text:p>
              </table:table-cell>
              <table:table-cell office:value-type="float" office:value="11.177756">
                <text:p>11.177756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17.056872">
                <text:p>17.056872</text:p>
              </table:table-cell>
              <table:table-cell office:value-type="float" office:value="14.427428">
                <text:p>14.427428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7.063643">
                <text:p>17.063643</text:p>
              </table:table-cell>
              <table:table-cell office:value-type="float" office:value="14.425348">
                <text:p>14.425348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17.113784">
                <text:p>17.113784</text:p>
              </table:table-cell>
              <table:table-cell office:value-type="float" office:value="14.499866">
                <text:p>14.499866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2.491837">
                <text:p>22.491837</text:p>
              </table:table-cell>
              <table:table-cell office:value-type="float" office:value="18.253277">
                <text:p>18.25327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2.617631">
                <text:p>22.617631</text:p>
              </table:table-cell>
              <table:table-cell office:value-type="float" office:value="18.313995">
                <text:p>18.313995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2.624356">
                <text:p>22.624356</text:p>
              </table:table-cell>
              <table:table-cell office:value-type="float" office:value="18.192339">
                <text:p>18.192339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8.828826">
                <text:p>28.828826</text:p>
              </table:table-cell>
              <table:table-cell office:value-type="float" office:value="24.911226">
                <text:p>24.911226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8.853124">
                <text:p>28.853124</text:p>
              </table:table-cell>
              <table:table-cell office:value-type="float" office:value="24.897939">
                <text:p>24.897939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28.885385">
                <text:p>28.885385</text:p>
              </table:table-cell>
              <table:table-cell office:value-type="float" office:value="24.966382">
                <text:p>24.966382</text:p>
              </table:table-cell>
            </table:table-row>
            <table:table-row>
              <table:table-cell office:value-type="float" office:value="4093">
                <text:p>4090</text:p>
              </table:table-cell>
              <table:table-cell office:value-type="float" office:value="33.324538">
                <text:p>33.324538</text:p>
              </table:table-cell>
              <table:table-cell office:value-type="float" office:value="29.500143">
                <text:p>29.50014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3.348132">
                <text:p>33.348132</text:p>
              </table:table-cell>
              <table:table-cell office:value-type="float" office:value="29.486738">
                <text:p>29.486738</text:p>
              </table:table-cell>
            </table:table-row>
            <table:table-row>
              <table:table-cell office:value-type="float" office:value="4099">
                <text:p>4100</text:p>
              </table:table-cell>
              <table:table-cell office:value-type="float" office:value="33.369513">
                <text:p>33.369513</text:p>
              </table:table-cell>
              <table:table-cell office:value-type="float" office:value="29.535619">
                <text:p>29.535619</text:p>
              </table:table-cell>
            </table:table-row>
            <table:table-row>
              <table:table-cell office:value-type="float" office:value="6141">
                <text:p>6140</text:p>
              </table:table-cell>
              <table:table-cell office:value-type="float" office:value="42.506075">
                <text:p>42.506075</text:p>
              </table:table-cell>
              <table:table-cell office:value-type="float" office:value="38.607385">
                <text:p>38.607385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42.673458">
                <text:p>42.673458</text:p>
              </table:table-cell>
              <table:table-cell office:value-type="float" office:value="38.807686">
                <text:p>38.807686</text:p>
              </table:table-cell>
            </table:table-row>
            <table:table-row>
              <table:table-cell office:value-type="float" office:value="6147">
                <text:p>6150</text:p>
              </table:table-cell>
              <table:table-cell office:value-type="float" office:value="42.92871">
                <text:p>42.92871</text:p>
              </table:table-cell>
              <table:table-cell office:value-type="float" office:value="38.920879">
                <text:p>38.920879</text:p>
              </table:table-cell>
            </table:table-row>
            <table:table-row>
              <table:table-cell office:value-type="float" office:value="8189">
                <text:p>8190</text:p>
              </table:table-cell>
              <table:table-cell office:value-type="float" office:value="47.62705">
                <text:p>47.62705</text:p>
              </table:table-cell>
              <table:table-cell office:value-type="float" office:value="43.720411">
                <text:p>43.72041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7.641916">
                <text:p>47.641916</text:p>
              </table:table-cell>
              <table:table-cell office:value-type="float" office:value="43.766615">
                <text:p>43.766615</text:p>
              </table:table-cell>
            </table:table-row>
            <table:table-row>
              <table:table-cell office:value-type="float" office:value="8195">
                <text:p>8200</text:p>
              </table:table-cell>
              <table:table-cell office:value-type="float" office:value="47.6613">
                <text:p>47.6613</text:p>
              </table:table-cell>
              <table:table-cell office:value-type="float" office:value="43.613728">
                <text:p>43.613728</text:p>
              </table:table-cell>
            </table:table-row>
            <table:table-row>
              <table:table-cell office:value-type="float" office:value="12285">
                <text:p>12290</text:p>
              </table:table-cell>
              <table:table-cell office:value-type="float" office:value="38.804932">
                <text:p>38.804932</text:p>
              </table:table-cell>
              <table:table-cell office:value-type="float" office:value="52.371843">
                <text:p>52.371843</text:p>
              </table:table-cell>
            </table:table-row>
            <table:table-row>
              <table:table-cell office:value-type="float" office:value="12288">
                <text:p>12290</text:p>
              </table:table-cell>
              <table:table-cell office:value-type="float" office:value="38.699118">
                <text:p>38.699118</text:p>
              </table:table-cell>
              <table:table-cell office:value-type="float" office:value="52.213923">
                <text:p>52.213923</text:p>
              </table:table-cell>
            </table:table-row>
            <table:table-row>
              <table:table-cell office:value-type="float" office:value="12291">
                <text:p>12290</text:p>
              </table:table-cell>
              <table:table-cell office:value-type="float" office:value="38.270263">
                <text:p>38.270263</text:p>
              </table:table-cell>
              <table:table-cell office:value-type="float" office:value="52.389116">
                <text:p>52.389116</text:p>
              </table:table-cell>
            </table:table-row>
            <table:table-row>
              <table:table-cell office:value-type="float" office:value="16381">
                <text:p>16380</text:p>
              </table:table-cell>
              <table:table-cell office:value-type="float" office:value="44.774328">
                <text:p>44.774328</text:p>
              </table:table-cell>
              <table:table-cell office:value-type="float" office:value="57.986553">
                <text:p>57.98655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4.753339">
                <text:p>44.753339</text:p>
              </table:table-cell>
              <table:table-cell office:value-type="float" office:value="58.31465">
                <text:p>58.31465</text:p>
              </table:table-cell>
            </table:table-row>
            <table:table-row>
              <table:table-cell office:value-type="float" office:value="16387">
                <text:p>16390</text:p>
              </table:table-cell>
              <table:table-cell office:value-type="float" office:value="43.014546">
                <text:p>43.014546</text:p>
              </table:table-cell>
              <table:table-cell office:value-type="float" office:value="58.807222">
                <text:p>58.807222</text:p>
              </table:table-cell>
            </table:table-row>
            <table:table-row>
              <table:table-cell office:value-type="float" office:value="24573">
                <text:p>24570</text:p>
              </table:table-cell>
              <table:table-cell office:value-type="float" office:value="52.989176">
                <text:p>52.989176</text:p>
              </table:table-cell>
              <table:table-cell office:value-type="float" office:value="66.608579">
                <text:p>66.608579</text:p>
              </table:table-cell>
            </table:table-row>
            <table:table-row>
              <table:table-cell office:value-type="float" office:value="24576">
                <text:p>24580</text:p>
              </table:table-cell>
              <table:table-cell office:value-type="float" office:value="53.025633">
                <text:p>53.025633</text:p>
              </table:table-cell>
              <table:table-cell office:value-type="float" office:value="66.413574">
                <text:p>66.413574</text:p>
              </table:table-cell>
            </table:table-row>
            <table:table-row>
              <table:table-cell office:value-type="float" office:value="24579">
                <text:p>24580</text:p>
              </table:table-cell>
              <table:table-cell office:value-type="float" office:value="53.136803">
                <text:p>53.136803</text:p>
              </table:table-cell>
              <table:table-cell office:value-type="float" office:value="66.582665">
                <text:p>66.582665</text:p>
              </table:table-cell>
            </table:table-row>
            <table:table-row>
              <table:table-cell office:value-type="float" office:value="32765">
                <text:p>32770</text:p>
              </table:table-cell>
              <table:table-cell office:value-type="float" office:value="58.378619">
                <text:p>58.378619</text:p>
              </table:table-cell>
              <table:table-cell office:value-type="float" office:value="70.284807">
                <text:p>70.28480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8.225698">
                <text:p>58.225698</text:p>
              </table:table-cell>
              <table:table-cell office:value-type="float" office:value="70.382157">
                <text:p>70.382157</text:p>
              </table:table-cell>
            </table:table-row>
            <table:table-row>
              <table:table-cell office:value-type="float" office:value="32771">
                <text:p>32770</text:p>
              </table:table-cell>
              <table:table-cell office:value-type="float" office:value="56.655462">
                <text:p>56.655462</text:p>
              </table:table-cell>
              <table:table-cell office:value-type="float" office:value="70.300968">
                <text:p>70.300968</text:p>
              </table:table-cell>
            </table:table-row>
            <table:table-row>
              <table:table-cell office:value-type="float" office:value="49149">
                <text:p>49150</text:p>
              </table:table-cell>
              <table:table-cell office:value-type="float" office:value="66.015614">
                <text:p>66.015614</text:p>
              </table:table-cell>
              <table:table-cell office:value-type="float" office:value="76.085724">
                <text:p>76.085724</text:p>
              </table:table-cell>
            </table:table-row>
            <table:table-row>
              <table:table-cell office:value-type="float" office:value="49152">
                <text:p>49150</text:p>
              </table:table-cell>
              <table:table-cell office:value-type="float" office:value="66.15242">
                <text:p>66.15242</text:p>
              </table:table-cell>
              <table:table-cell office:value-type="float" office:value="76.092775">
                <text:p>76.092775</text:p>
              </table:table-cell>
            </table:table-row>
            <table:table-row>
              <table:table-cell office:value-type="float" office:value="49155">
                <text:p>49160</text:p>
              </table:table-cell>
              <table:table-cell office:value-type="float" office:value="64.869072">
                <text:p>64.869072</text:p>
              </table:table-cell>
              <table:table-cell office:value-type="float" office:value="76.192691">
                <text:p>76.192691</text:p>
              </table:table-cell>
            </table:table-row>
            <table:table-row>
              <table:table-cell office:value-type="float" office:value="65533">
                <text:p>65530</text:p>
              </table:table-cell>
              <table:table-cell office:value-type="float" office:value="69.721057">
                <text:p>69.721057</text:p>
              </table:table-cell>
              <table:table-cell office:value-type="float" office:value="68.58709">
                <text:p>68.5870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9.901572">
                <text:p>69.901572</text:p>
              </table:table-cell>
              <table:table-cell office:value-type="float" office:value="68.708958">
                <text:p>68.708958</text:p>
              </table:table-cell>
            </table:table-row>
            <table:table-row>
              <table:table-cell office:value-type="float" office:value="65539">
                <text:p>65540</text:p>
              </table:table-cell>
              <table:table-cell office:value-type="float" office:value="68.617682">
                <text:p>68.617682</text:p>
              </table:table-cell>
              <table:table-cell office:value-type="float" office:value="69.089366">
                <text:p>69.089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52cm" svg:height="17.972cm" xlink:href=".." xlink:type="simple" chart:class="chart:line" chart:column-mapping="" chart:style-name="ch1">
        <chart:legend chart:legend-position="end" svg:x="32.868cm" svg:y="8.429cm" style:legend-expansion="high" chart:style-name="ch2"/>
        <chart:plot-area chart:style-name="ch3" table:cell-range-address="TCP.A41:TCP.A83 RXE.B1:RXE.B1 RXE.D41:RXE.D83 TCP.B1:TCP.B1 TCP.D41:TCP.D83" chart:data-source-has-labels="both" svg:x="1.725cm" svg:y="1.571cm" svg:width="29.737cm" svg:height="15.05cm">
          <chartooo:coordinate-region svg:x="2.789cm" svg:y="1.776cm" svg:width="28.163cm" svg:height="13.782cm"/>
          <chart:axis chart:dimension="x" chart:name="primary-x" chart:style-name="ch4" chartooo:axis-type="auto">
            <chartooo:date-scale/>
            <chart:title svg:x="14.897cm" svg:y="16.981cm" chart:style-name="ch5">
              <text:p>Message Size (Bytes)</text:p>
            </chart:title>
            <chart:categories table:cell-range-address="TCP.A41:TCP.A83"/>
          </chart:axis>
          <chart:axis chart:dimension="y" chart:name="primary-y" chart:style-name="ch4">
            <chart:title svg:x="0.451cm" svg:y="10.919cm" chart:style-name="ch6">
              <text:p>Latency (microseconds)</text:p>
            </chart:title>
            <chart:grid chart:style-name="ch7" chart:class="major"/>
          </chart:axis>
          <chart:series chart:style-name="ch8" chart:values-cell-range-address="RXE.D41:RXE.D83" chart:label-cell-address="RXE.B1:RXE.B1" chart:class="chart:line">
            <chart:data-point chart:repeated="43"/>
          </chart:series>
          <chart:series chart:style-name="ch9" chart:values-cell-range-address="TCP.D41:TCP.D83" chart:label-cell-address="TCP.B1:TCP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XE.B1:RXE.B1</svg:desc>
                </draw:g>
              </table:table-cell>
              <table:table-cell office:value-type="string">
                <text:p>TCP</text:p>
                <draw:g>
                  <svg:desc>TCP.B1:TCP.B1</svg:desc>
                </draw:g>
              </table:table-cell>
            </table:table-row>
          </table:table-header-rows>
          <table:table-rows>
            <table:table-row>
              <table:table-cell office:value-type="float" office:value="515">
                <text:p>520</text:p>
                <draw:g>
                  <svg:desc>TCP.A41:TCP.A83</svg:desc>
                </draw:g>
              </table:table-cell>
              <table:table-cell office:value-type="float" office:value="522.69">
                <text:p>522.69</text:p>
                <draw:g>
                  <svg:desc>RXE.D41:RXE.D83</svg:desc>
                </draw:g>
              </table:table-cell>
              <table:table-cell office:value-type="float" office:value="597.68">
                <text:p>597.68</text:p>
                <draw:g>
                  <svg:desc>TCP.D41:TCP.D83</svg:desc>
                </draw:g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562.33">
                <text:p>562.33</text:p>
              </table:table-cell>
              <table:table-cell office:value-type="float" office:value="677.85">
                <text:p>677.8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62.31">
                <text:p>562.31</text:p>
              </table:table-cell>
              <table:table-cell office:value-type="float" office:value="671.36">
                <text:p>671.36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562.31">
                <text:p>562.31</text:p>
              </table:table-cell>
              <table:table-cell office:value-type="float" office:value="674.49">
                <text:p>674.49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627.7">
                <text:p>627.7</text:p>
              </table:table-cell>
              <table:table-cell office:value-type="float" office:value="698.8">
                <text:p>698.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12.11">
                <text:p>612.11</text:p>
              </table:table-cell>
              <table:table-cell office:value-type="float" office:value="695.21">
                <text:p>695.21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637.9">
                <text:p>637.9</text:p>
              </table:table-cell>
              <table:table-cell office:value-type="float" office:value="700.98">
                <text:p>700.98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685.7">
                <text:p>685.7</text:p>
              </table:table-cell>
              <table:table-cell office:value-type="float" office:value="810.67">
                <text:p>810.6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86.77">
                <text:p>686.77</text:p>
              </table:table-cell>
              <table:table-cell office:value-type="float" office:value="812.37">
                <text:p>812.37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686.09">
                <text:p>686.09</text:p>
              </table:table-cell>
              <table:table-cell office:value-type="float" office:value="809.78">
                <text:p>809.78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693.68">
                <text:p>693.68</text:p>
              </table:table-cell>
              <table:table-cell office:value-type="float" office:value="854.76">
                <text:p>854.7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90.83">
                <text:p>690.83</text:p>
              </table:table-cell>
              <table:table-cell office:value-type="float" office:value="853.17">
                <text:p>853.17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691.64">
                <text:p>691.64</text:p>
              </table:table-cell>
              <table:table-cell office:value-type="float" office:value="860.14">
                <text:p>860.14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812.19">
                <text:p>812.19</text:p>
              </table:table-cell>
              <table:table-cell office:value-type="float" office:value="939.92">
                <text:p>939.9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812.3">
                <text:p>812.3</text:p>
              </table:table-cell>
              <table:table-cell office:value-type="float" office:value="941.34">
                <text:p>941.34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812.19">
                <text:p>812.19</text:p>
              </table:table-cell>
              <table:table-cell office:value-type="float" office:value="939.68">
                <text:p>939.68</text:p>
              </table:table-cell>
            </table:table-row>
            <table:table-row>
              <table:table-cell office:value-type="float" office:value="4093">
                <text:p>4090</text:p>
              </table:table-cell>
              <table:table-cell office:value-type="float" office:value="937.06">
                <text:p>937.06</text:p>
              </table:table-cell>
              <table:table-cell office:value-type="float" office:value="1058.54">
                <text:p>1058.5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37.08">
                <text:p>937.08</text:p>
              </table:table-cell>
              <table:table-cell office:value-type="float" office:value="1059.8">
                <text:p>1059.8</text:p>
              </table:table-cell>
            </table:table-row>
            <table:table-row>
              <table:table-cell office:value-type="float" office:value="4099">
                <text:p>4100</text:p>
              </table:table-cell>
              <table:table-cell office:value-type="float" office:value="937.17">
                <text:p>937.17</text:p>
              </table:table-cell>
              <table:table-cell office:value-type="float" office:value="1058.82">
                <text:p>1058.82</text:p>
              </table:table-cell>
            </table:table-row>
            <table:table-row>
              <table:table-cell office:value-type="float" office:value="6141">
                <text:p>6140</text:p>
              </table:table-cell>
              <table:table-cell office:value-type="float" office:value="1102.25">
                <text:p>1102.25</text:p>
              </table:table-cell>
              <table:table-cell office:value-type="float" office:value="1213.55">
                <text:p>1213.55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1098.46">
                <text:p>1098.46</text:p>
              </table:table-cell>
              <table:table-cell office:value-type="float" office:value="1207.88">
                <text:p>1207.88</text:p>
              </table:table-cell>
            </table:table-row>
            <table:table-row>
              <table:table-cell office:value-type="float" office:value="6147">
                <text:p>6150</text:p>
              </table:table-cell>
              <table:table-cell office:value-type="float" office:value="1092.46">
                <text:p>1092.46</text:p>
              </table:table-cell>
              <table:table-cell office:value-type="float" office:value="1204.95">
                <text:p>1204.95</text:p>
              </table:table-cell>
            </table:table-row>
            <table:table-row>
              <table:table-cell office:value-type="float" office:value="8189">
                <text:p>8190</text:p>
              </table:table-cell>
              <table:table-cell office:value-type="float" office:value="1311.8">
                <text:p>1311.8</text:p>
              </table:table-cell>
              <table:table-cell office:value-type="float" office:value="1429.01">
                <text:p>1429.0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311.87">
                <text:p>1311.87</text:p>
              </table:table-cell>
              <table:table-cell office:value-type="float" office:value="1428.03">
                <text:p>1428.03</text:p>
              </table:table-cell>
            </table:table-row>
            <table:table-row>
              <table:table-cell office:value-type="float" office:value="8195">
                <text:p>8200</text:p>
              </table:table-cell>
              <table:table-cell office:value-type="float" office:value="1311.82">
                <text:p>1311.82</text:p>
              </table:table-cell>
              <table:table-cell office:value-type="float" office:value="1433.56">
                <text:p>1433.56</text:p>
              </table:table-cell>
            </table:table-row>
            <table:table-row>
              <table:table-cell office:value-type="float" office:value="12285">
                <text:p>12290</text:p>
              </table:table-cell>
              <table:table-cell office:value-type="float" office:value="2415.34">
                <text:p>2415.34</text:p>
              </table:table-cell>
              <table:table-cell office:value-type="float" office:value="1789.65">
                <text:p>1789.65</text:p>
              </table:table-cell>
            </table:table-row>
            <table:table-row>
              <table:table-cell office:value-type="float" office:value="12288">
                <text:p>12290</text:p>
              </table:table-cell>
              <table:table-cell office:value-type="float" office:value="2422.54">
                <text:p>2422.54</text:p>
              </table:table-cell>
              <table:table-cell office:value-type="float" office:value="1795.5">
                <text:p>1795.5</text:p>
              </table:table-cell>
            </table:table-row>
            <table:table-row>
              <table:table-cell office:value-type="float" office:value="12291">
                <text:p>12290</text:p>
              </table:table-cell>
              <table:table-cell office:value-type="float" office:value="2450.28">
                <text:p>2450.28</text:p>
              </table:table-cell>
              <table:table-cell office:value-type="float" office:value="1789.93">
                <text:p>1789.93</text:p>
              </table:table-cell>
            </table:table-row>
            <table:table-row>
              <table:table-cell office:value-type="float" office:value="16381">
                <text:p>16380</text:p>
              </table:table-cell>
              <table:table-cell office:value-type="float" office:value="2791.27">
                <text:p>2791.27</text:p>
              </table:table-cell>
              <table:table-cell office:value-type="float" office:value="2155.28">
                <text:p>2155.2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793.09">
                <text:p>2793.09</text:p>
              </table:table-cell>
              <table:table-cell office:value-type="float" office:value="2143.54">
                <text:p>2143.54</text:p>
              </table:table-cell>
            </table:table-row>
            <table:table-row>
              <table:table-cell office:value-type="float" office:value="16387">
                <text:p>16390</text:p>
              </table:table-cell>
              <table:table-cell office:value-type="float" office:value="2906.53">
                <text:p>2906.53</text:p>
              </table:table-cell>
              <table:table-cell office:value-type="float" office:value="2125.98">
                <text:p>2125.98</text:p>
              </table:table-cell>
            </table:table-row>
            <table:table-row>
              <table:table-cell office:value-type="float" office:value="24573">
                <text:p>24570</text:p>
              </table:table-cell>
              <table:table-cell office:value-type="float" office:value="3538.03">
                <text:p>3538.03</text:p>
              </table:table-cell>
              <table:table-cell office:value-type="float" office:value="2814.61">
                <text:p>2814.61</text:p>
              </table:table-cell>
            </table:table-row>
            <table:table-row>
              <table:table-cell office:value-type="float" office:value="24576">
                <text:p>24580</text:p>
              </table:table-cell>
              <table:table-cell office:value-type="float" office:value="3536.03">
                <text:p>3536.03</text:p>
              </table:table-cell>
              <table:table-cell office:value-type="float" office:value="2823.22">
                <text:p>2823.22</text:p>
              </table:table-cell>
            </table:table-row>
            <table:table-row>
              <table:table-cell office:value-type="float" office:value="24579">
                <text:p>24580</text:p>
              </table:table-cell>
              <table:table-cell office:value-type="float" office:value="3529.06">
                <text:p>3529.06</text:p>
              </table:table-cell>
              <table:table-cell office:value-type="float" office:value="2816.39">
                <text:p>2816.39</text:p>
              </table:table-cell>
            </table:table-row>
            <table:table-row>
              <table:table-cell office:value-type="float" office:value="32765">
                <text:p>32770</text:p>
              </table:table-cell>
              <table:table-cell office:value-type="float" office:value="4282">
                <text:p>4282</text:p>
              </table:table-cell>
              <table:table-cell office:value-type="float" office:value="3556.63">
                <text:p>3556.6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293.64">
                <text:p>4293.64</text:p>
              </table:table-cell>
              <table:table-cell office:value-type="float" office:value="3552.04">
                <text:p>3552.04</text:p>
              </table:table-cell>
            </table:table-row>
            <table:table-row>
              <table:table-cell office:value-type="float" office:value="32771">
                <text:p>32770</text:p>
              </table:table-cell>
              <table:table-cell office:value-type="float" office:value="4413.04">
                <text:p>4413.04</text:p>
              </table:table-cell>
              <table:table-cell office:value-type="float" office:value="3556.46">
                <text:p>3556.46</text:p>
              </table:table-cell>
            </table:table-row>
            <table:table-row>
              <table:table-cell office:value-type="float" office:value="49149">
                <text:p>49150</text:p>
              </table:table-cell>
              <table:table-cell office:value-type="float" office:value="5680.13">
                <text:p>5680.13</text:p>
              </table:table-cell>
              <table:table-cell office:value-type="float" office:value="4928.35">
                <text:p>4928.35</text:p>
              </table:table-cell>
            </table:table-row>
            <table:table-row>
              <table:table-cell office:value-type="float" office:value="49152">
                <text:p>49150</text:p>
              </table:table-cell>
              <table:table-cell office:value-type="float" office:value="5668.73">
                <text:p>5668.73</text:p>
              </table:table-cell>
              <table:table-cell office:value-type="float" office:value="4928.19">
                <text:p>4928.19</text:p>
              </table:table-cell>
            </table:table-row>
            <table:table-row>
              <table:table-cell office:value-type="float" office:value="49155">
                <text:p>49160</text:p>
              </table:table-cell>
              <table:table-cell office:value-type="float" office:value="5781.23">
                <text:p>5781.23</text:p>
              </table:table-cell>
              <table:table-cell office:value-type="float" office:value="4922.03">
                <text:p>4922.03</text:p>
              </table:table-cell>
            </table:table-row>
            <table:table-row>
              <table:table-cell office:value-type="float" office:value="65533">
                <text:p>65530</text:p>
              </table:table-cell>
              <table:table-cell office:value-type="float" office:value="7171.11">
                <text:p>7171.11</text:p>
              </table:table-cell>
              <table:table-cell office:value-type="float" office:value="7289.67">
                <text:p>7289.6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7152.92">
                <text:p>7152.92</text:p>
              </table:table-cell>
              <table:table-cell office:value-type="float" office:value="7277.07">
                <text:p>7277.07</text:p>
              </table:table-cell>
            </table:table-row>
            <table:table-row>
              <table:table-cell office:value-type="float" office:value="65539">
                <text:p>65540</text:p>
              </table:table-cell>
              <table:table-cell office:value-type="float" office:value="7287.09">
                <text:p>7287.09</text:p>
              </table:table-cell>
              <table:table-cell office:value-type="float" office:value="7237.34">
                <text:p>7237.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152cm" svg:height="17.972cm" xlink:href=".." xlink:type="simple" chart:class="chart:line" chart:column-mapping="" chart:style-name="ch1">
        <chart:legend chart:legend-position="end" svg:x="32.868cm" svg:y="8.429cm" style:legend-expansion="high" chart:style-name="ch2"/>
        <chart:plot-area chart:style-name="ch3" table:cell-range-address="TCP.A2:TCP.A40 RXE.B1:RXE.B1 RXE.D2:RXE.D40 TCP.B1:TCP.B1 TCP.D2:TCP.D40" chart:data-source-has-labels="both" svg:x="1.725cm" svg:y="1.571cm" svg:width="29.737cm" svg:height="15.05cm">
          <chartooo:coordinate-region svg:x="2.586cm" svg:y="1.775cm" svg:width="28.569cm" svg:height="14.19cm"/>
          <chart:axis chart:dimension="x" chart:name="primary-x" chart:style-name="ch4" chartooo:axis-type="auto">
            <chartooo:date-scale/>
            <chart:title svg:x="14.897cm" svg:y="16.981cm" chart:style-name="ch5">
              <text:p>Message Size (Bytes)</text:p>
            </chart:title>
            <chart:categories table:cell-range-address="TCP.A2:TCP.A40"/>
          </chart:axis>
          <chart:axis chart:dimension="y" chart:name="primary-y" chart:style-name="ch6">
            <chart:title svg:x="0.451cm" svg:y="10.919cm" chart:style-name="ch7">
              <text:p>Latency (microseconds)</text:p>
            </chart:title>
            <chart:grid chart:style-name="ch8" chart:class="major"/>
          </chart:axis>
          <chart:series chart:style-name="ch9" chart:values-cell-range-address="RXE.D2:RXE.D40" chart:label-cell-address="RXE.B1:RXE.B1" chart:class="chart:line">
            <chart:data-point chart:repeated="39"/>
          </chart:series>
          <chart:series chart:style-name="ch10" chart:values-cell-range-address="TCP.D2:TCP.D40" chart:label-cell-address="TCP.B1:TCP.B1" chart:class="chart:line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XE.B1:RXE.B1</svg:desc>
                </draw:g>
              </table:table-cell>
              <table:table-cell office:value-type="string">
                <text:p>TCP</text:p>
                <draw:g>
                  <svg:desc>TCP.B1:TCP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CP.A2:TCP.A40</svg:desc>
                </draw:g>
              </table:table-cell>
              <table:table-cell office:value-type="float" office:value="376.64">
                <text:p>376.64</text:p>
                <draw:g>
                  <svg:desc>RXE.D2:RXE.D40</svg:desc>
                </draw:g>
              </table:table-cell>
              <table:table-cell office:value-type="float" office:value="478.84">
                <text:p>478.84</text:p>
                <draw:g>
                  <svg:desc>TCP.D2:TCP.D4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8.49">
                <text:p>378.49</text:p>
              </table:table-cell>
              <table:table-cell office:value-type="float" office:value="476.05">
                <text:p>476.0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81.34">
                <text:p>381.34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83.76">
                <text:p>383.76</text:p>
              </table:table-cell>
              <table:table-cell office:value-type="float" office:value="478.06">
                <text:p>478.0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82.02">
                <text:p>382.02</text:p>
              </table:table-cell>
              <table:table-cell office:value-type="float" office:value="487.06">
                <text:p>487.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86.49">
                <text:p>386.49</text:p>
              </table:table-cell>
              <table:table-cell office:value-type="float" office:value="465.69">
                <text:p>465.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4.67">
                <text:p>384.67</text:p>
              </table:table-cell>
              <table:table-cell office:value-type="float" office:value="477.73">
                <text:p>477.7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0.44">
                <text:p>390.44</text:p>
              </table:table-cell>
              <table:table-cell office:value-type="float" office:value="472.97">
                <text:p>472.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6.57">
                <text:p>386.57</text:p>
              </table:table-cell>
              <table:table-cell office:value-type="float" office:value="480.17">
                <text:p>480.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0.53">
                <text:p>380.53</text:p>
              </table:table-cell>
              <table:table-cell office:value-type="float" office:value="491.89">
                <text:p>491.8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82.92">
                <text:p>382.92</text:p>
              </table:table-cell>
              <table:table-cell office:value-type="float" office:value="486.85">
                <text:p>486.8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87.13">
                <text:p>387.13</text:p>
              </table:table-cell>
              <table:table-cell office:value-type="float" office:value="485.16">
                <text:p>485.1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77.76">
                <text:p>377.76</text:p>
              </table:table-cell>
              <table:table-cell office:value-type="float" office:value="494.06">
                <text:p>494.0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97.42">
                <text:p>397.42</text:p>
              </table:table-cell>
              <table:table-cell office:value-type="float" office:value="490.07">
                <text:p>490.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94.1">
                <text:p>394.1</text:p>
              </table:table-cell>
              <table:table-cell office:value-type="float" office:value="493.55">
                <text:p>493.5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81.97">
                <text:p>381.97</text:p>
              </table:table-cell>
              <table:table-cell office:value-type="float" office:value="490.36">
                <text:p>490.3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89.63">
                <text:p>389.63</text:p>
              </table:table-cell>
              <table:table-cell office:value-type="float" office:value="510.16">
                <text:p>510.1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88.47">
                <text:p>388.47</text:p>
              </table:table-cell>
              <table:table-cell office:value-type="float" office:value="507.43">
                <text:p>507.4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8.08">
                <text:p>388.08</text:p>
              </table:table-cell>
              <table:table-cell office:value-type="float" office:value="508.21">
                <text:p>508.2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91.68">
                <text:p>391.68</text:p>
              </table:table-cell>
              <table:table-cell office:value-type="float" office:value="514.04">
                <text:p>514.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92.38">
                <text:p>392.38</text:p>
              </table:table-cell>
              <table:table-cell office:value-type="float" office:value="510.13">
                <text:p>510.1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96.82">
                <text:p>396.82</text:p>
              </table:table-cell>
              <table:table-cell office:value-type="float" office:value="518.28">
                <text:p>518.2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94.27">
                <text:p>394.27</text:p>
              </table:table-cell>
              <table:table-cell office:value-type="float" office:value="520.75">
                <text:p>520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95.27">
                <text:p>395.27</text:p>
              </table:table-cell>
              <table:table-cell office:value-type="float" office:value="520.91">
                <text:p>520.9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97.58">
                <text:p>397.58</text:p>
              </table:table-cell>
              <table:table-cell office:value-type="float" office:value="526.84">
                <text:p>526.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86.54">
                <text:p>386.54</text:p>
              </table:table-cell>
              <table:table-cell office:value-type="float" office:value="538.92">
                <text:p>538.9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87.1">
                <text:p>387.1</text:p>
              </table:table-cell>
              <table:table-cell office:value-type="float" office:value="524.4">
                <text:p>524.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85.82">
                <text:p>385.82</text:p>
              </table:table-cell>
              <table:table-cell office:value-type="float" office:value="529.32">
                <text:p>529.3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87.91">
                <text:p>387.91</text:p>
              </table:table-cell>
              <table:table-cell office:value-type="float" office:value="543.18">
                <text:p>543.1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85.13">
                <text:p>385.13</text:p>
              </table:table-cell>
              <table:table-cell office:value-type="float" office:value="539.87">
                <text:p>539.8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410.84">
                <text:p>410.84</text:p>
              </table:table-cell>
              <table:table-cell office:value-type="float" office:value="537.87">
                <text:p>537.8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92.7">
                <text:p>392.7</text:p>
              </table:table-cell>
              <table:table-cell office:value-type="float" office:value="549.58">
                <text:p>549.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97.65">
                <text:p>397.65</text:p>
              </table:table-cell>
              <table:table-cell office:value-type="float" office:value="551.13">
                <text:p>551.1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84.77">
                <text:p>384.77</text:p>
              </table:table-cell>
              <table:table-cell office:value-type="float" office:value="557.12">
                <text:p>557.12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497.05">
                <text:p>497.05</text:p>
              </table:table-cell>
              <table:table-cell office:value-type="float" office:value="561.52">
                <text:p>561.5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496.17">
                <text:p>496.17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488.7">
                <text:p>488.7</text:p>
              </table:table-cell>
              <table:table-cell office:value-type="float" office:value="559.25">
                <text:p>559.25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523.4">
                <text:p>523.4</text:p>
              </table:table-cell>
              <table:table-cell office:value-type="float" office:value="599.54">
                <text:p>599.5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20.95">
                <text:p>520.95</text:p>
              </table:table-cell>
              <table:table-cell office:value-type="float" office:value="600.16">
                <text:p>600.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